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35.80999999999995" table:style-name="ce14">
            <text:p>636<text:s/></text:p>
          </table:table-cell>
          <table:table-cell office:value-type="float" office:value="836183.5" table:style-name="ce14">
            <text:p>836.184<text:s/></text:p>
          </table:table-cell>
          <table:table-cell office:value-type="float" office:value="52745524.280000001" table:style-name="ce14">
            <text:p>52.745.524<text:s/></text:p>
          </table:table-cell>
          <table:table-cell office:value-type="float" office:value="1416.22" table:style-name="ce14">
            <text:p>1.416<text:s/></text:p>
          </table:table-cell>
          <table:table-cell office:value-type="float" office:value="66220020.090000004" table:style-name="ce14">
            <text:p>66.220.020<text:s/></text:p>
          </table:table-cell>
          <table:table-cell office:value-type="float" office:value="36340241.740000002" table:style-name="ce14">
            <text:p>36.340.242<text:s/></text:p>
          </table:table-cell>
          <table:table-cell office:value-type="float" office:value="3773724.5" table:style-name="ce14">
            <text:p>3.773.725<text:s/></text:p>
          </table:table-cell>
          <table:table-cell office:value-type="float" office:value="127095416.16" table:style-name="ce14">
            <text:p>127.095.416<text:s/></text:p>
          </table:table-cell>
          <table:table-cell office:value-type="float" office:value="24547064.59" table:style-name="ce14">
            <text:p>24.547.065<text:s/></text:p>
          </table:table-cell>
          <table:table-cell office:value-type="float" office:value="7404679.0599999996" table:style-name="ce14">
            <text:p>7.404.679<text:s/></text:p>
          </table:table-cell>
          <table:table-cell office:value-type="float" office:value="80200061.840000004" table:style-name="ce14">
            <text:p>80.200.062<text:s/></text:p>
          </table:table-cell>
          <table:table-cell office:value-type="float" office:value="199780.14" table:style-name="ce14">
            <text:p>199.780<text:s/></text:p>
          </table:table-cell>
          <table:table-cell office:value-type="float" office:value="890374.14" table:style-name="ce14">
            <text:p>890.374<text:s/></text:p>
          </table:table-cell>
          <table:table-cell office:value-type="float" office:value="5062173.45" table:style-name="ce14">
            <text:p>5.062.173<text:s/></text:p>
          </table:table-cell>
          <table:table-cell office:value-type="float" office:value="4930182.2300000004" table:style-name="ce14">
            <text:p>4.930.182<text:s/></text:p>
          </table:table-cell>
          <table:table-cell office:value-type="float" office:value="100268770.84999999" table:style-name="ce14">
            <text:p>100.268.771<text:s/></text:p>
          </table:table-cell>
          <table:table-cell office:value-type="float" office:value="75104.100000000006" table:style-name="ce14">
            <text:p>75.104<text:s/></text:p>
          </table:table-cell>
          <table:table-cell office:value-type="float" office:value="241384552.56999999" table:style-name="ce14">
            <text:p>241.384.553<text:s/></text:p>
          </table:table-cell>
          <table:table-cell office:value-type="float" office:value="243340854.63999999" table:style-name="ce14">
            <text:p>243.340.855<text:s/></text:p>
          </table:table-cell>
          <table:table-cell office:value-type="float" office:value="504767.42" table:style-name="ce14">
            <text:p>504.767<text:s/></text:p>
          </table:table-cell>
          <table:table-cell office:value-type="float" office:value="7870.39" table:style-name="ce14">
            <text:p>7.870<text:s/></text:p>
          </table:table-cell>
          <table:table-cell office:value-type="float" office:value="59162.2" table:style-name="ce14">
            <text:p>59.162<text:s/></text:p>
          </table:table-cell>
          <table:table-cell office:value-type="float" office:value="111039455.7" table:style-name="ce14">
            <text:p>111.039.456<text:s/></text:p>
          </table:table-cell>
          <table:table-cell office:value-type="float" office:value="444437641.81999999" table:style-name="ce14">
            <text:p>444.437.642<text:s/></text:p>
          </table:table-cell>
          <table:table-cell office:value-type="float" office:value="21232.85" table:style-name="ce14">
            <text:p>21.233<text:s/></text:p>
          </table:table-cell>
          <table:table-cell office:value-type="float" office:value="1369921528.95" table:style-name="ce14">
            <text:p>1.369.921.529<text:s/></text:p>
          </table:table-cell>
          <table:table-cell office:value-type="float" office:value="209.16" table:style-name="ce14">
            <text:p>209<text:s/></text:p>
          </table:table-cell>
          <table:table-cell office:value-type="float" office:value="2921308628.3999996" table:style-name="ce15">
            <text:p>2.921.308.6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0" table:style-name="ce17">
            <text:p>10<text:s/></text:p>
          </table:table-cell>
          <table:table-cell office:value-type="float" office:value="1905" table:style-name="ce17">
            <text:p>1.905<text:s/></text:p>
          </table:table-cell>
          <table:table-cell office:value-type="float" office:value="9.08" table:style-name="ce17">
            <text:p>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456.03" table:style-name="ce17">
            <text:p>11.456<text:s/></text:p>
          </table:table-cell>
          <table:table-cell office:value-type="float" office:value="30.93" table:style-name="ce17">
            <text:p>31<text:s/></text:p>
          </table:table-cell>
          <table:table-cell office:value-type="float" office:value="471.54" table:style-name="ce17">
            <text:p>472<text:s/></text:p>
          </table:table-cell>
          <table:table-cell office:value-type="float" office:value="204.43" table:style-name="ce17">
            <text:p>204<text:s/></text:p>
          </table:table-cell>
          <table:table-cell office:value-type="float" office:value="1884.13" table:style-name="ce17">
            <text:p>1.884<text:s/></text:p>
          </table:table-cell>
          <table:table-cell office:value-type="float" office:value="23.94" table:style-name="ce17">
            <text:p>24<text:s/></text:p>
          </table:table-cell>
          <table:table-cell office:value-type="float" office:value="12223.8" table:style-name="ce17">
            <text:p>12.224<text:s/></text:p>
          </table:table-cell>
          <table:table-cell office:value-type="float" office:value="344.72" table:style-name="ce17">
            <text:p>345<text:s/></text:p>
          </table:table-cell>
          <table:table-cell office:value-type="float" office:value="33585.35" table:style-name="ce17">
            <text:p>33.585<text:s/></text:p>
          </table:table-cell>
          <table:table-cell office:value-type="float" office:value="23792.65" table:style-name="ce17">
            <text:p>23.793<text:s/></text:p>
          </table:table-cell>
          <table:table-cell office:value-type="float" office:value="-280.07" table:style-name="ce17">
            <text:p>(280)</text:p>
          </table:table-cell>
          <table:table-cell office:value-type="float" office:value="7926.66" table:style-name="ce17">
            <text:p>7.927<text:s/></text:p>
          </table:table-cell>
          <table:table-cell office:value-type="float" office:value="58.65" table:style-name="ce17">
            <text:p>59<text:s/></text:p>
          </table:table-cell>
          <table:table-cell office:value-type="float" office:value="24977.29" table:style-name="ce17">
            <text:p>24.977<text:s/></text:p>
          </table:table-cell>
          <table:table-cell office:value-type="float" office:value="14550.54" table:style-name="ce17">
            <text:p>14.551<text:s/></text:p>
          </table:table-cell>
          <table:table-cell office:value-type="float" office:value="7.2" table:style-name="ce17">
            <text:p>7<text:s/></text:p>
          </table:table-cell>
          <table:table-cell office:value-type="float" office:value="-9.51" table:style-name="ce17">
            <text:p>(10)</text:p>
          </table:table-cell>
          <table:table-cell office:value-type="float" office:value="-0.82" table:style-name="ce17">
            <text:p>(1)</text:p>
          </table:table-cell>
          <table:table-cell office:value-type="float" office:value="87494.399999999994" table:style-name="ce17">
            <text:p>87.494<text:s/></text:p>
          </table:table-cell>
          <table:table-cell office:value-type="float" office:value="134079.1" table:style-name="ce17">
            <text:p>134.079<text:s/></text:p>
          </table:table-cell>
          <table:table-cell office:value-type="float" office:value="132.33000000000001" table:style-name="ce17">
            <text:p>132<text:s/></text:p>
          </table:table-cell>
          <table:table-cell office:value-type="float" office:value="1442191.15" table:style-name="ce17">
            <text:p>1.442.191<text:s/></text:p>
          </table:table-cell>
          <table:table-cell office:value-type="float" office:value="2774.35" table:style-name="ce17">
            <text:p>2.774<text:s/></text:p>
          </table:table-cell>
          <table:table-cell office:value-type="float" office:value="1799842.87" table:style-name="ce18">
            <text:p>1.799.8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85902.78999999998" table:style-name="ce17">
            <text:p>285.903<text:s/></text:p>
          </table:table-cell>
          <table:table-cell office:value-type="float" office:value="7949778.0499999998" table:style-name="ce17">
            <text:p>7.949.778<text:s/></text:p>
          </table:table-cell>
          <table:table-cell office:value-type="float" office:value="17350405.329999998" table:style-name="ce17">
            <text:p>17.350.405<text:s/></text:p>
          </table:table-cell>
          <table:table-cell office:value-type="float" office:value="126740.05" table:style-name="ce17">
            <text:p>126.740<text:s/></text:p>
          </table:table-cell>
          <table:table-cell office:value-type="float" office:value="131378178.06999999" table:style-name="ce17">
            <text:p>131.378.178<text:s/></text:p>
          </table:table-cell>
          <table:table-cell office:value-type="float" office:value="34321308.229999997" table:style-name="ce17">
            <text:p>34.321.308<text:s/></text:p>
          </table:table-cell>
          <table:table-cell office:value-type="float" office:value="6409057.3899999997" table:style-name="ce17">
            <text:p>6.409.057<text:s/></text:p>
          </table:table-cell>
          <table:table-cell office:value-type="float" office:value="141077046.13" table:style-name="ce17">
            <text:p>141.077.046<text:s/></text:p>
          </table:table-cell>
          <table:table-cell office:value-type="float" office:value="31673743.329999998" table:style-name="ce17">
            <text:p>31.673.743<text:s/></text:p>
          </table:table-cell>
          <table:table-cell office:value-type="float" office:value="6251617.6799999997" table:style-name="ce17">
            <text:p>6.251.618<text:s/></text:p>
          </table:table-cell>
          <table:table-cell office:value-type="float" office:value="563526080.34000003" table:style-name="ce17">
            <text:p>563.526.080<text:s/></text:p>
          </table:table-cell>
          <table:table-cell office:value-type="float" office:value="8387646.5800000001" table:style-name="ce17">
            <text:p>8.387.647<text:s/></text:p>
          </table:table-cell>
          <table:table-cell office:value-type="float" office:value="12181828.310000001" table:style-name="ce17">
            <text:p>12.181.828<text:s/></text:p>
          </table:table-cell>
          <table:table-cell office:value-type="float" office:value="9539000" table:style-name="ce17">
            <text:p>9.539.000<text:s/></text:p>
          </table:table-cell>
          <table:table-cell office:value-type="float" office:value="6066724.0999999996" table:style-name="ce17">
            <text:p>6.066.724<text:s/></text:p>
          </table:table-cell>
          <table:table-cell office:value-type="float" office:value="115872587.45" table:style-name="ce17">
            <text:p>115.872.587<text:s/></text:p>
          </table:table-cell>
          <table:table-cell office:value-type="float" office:value="3633351.62" table:style-name="ce17">
            <text:p>3.633.352<text:s/></text:p>
          </table:table-cell>
          <table:table-cell office:value-type="float" office:value="309276618.69999999" table:style-name="ce17">
            <text:p>309.276.619<text:s/></text:p>
          </table:table-cell>
          <table:table-cell office:value-type="float" office:value="292147286.81" table:style-name="ce17">
            <text:p>292.147.287<text:s/></text:p>
          </table:table-cell>
          <table:table-cell office:value-type="float" office:value="4498372.8499999996" table:style-name="ce17">
            <text:p>4.498.373<text:s/></text:p>
          </table:table-cell>
          <table:table-cell office:value-type="float" office:value="2717143.62" table:style-name="ce17">
            <text:p>2.717.144<text:s/></text:p>
          </table:table-cell>
          <table:table-cell office:value-type="float" office:value="108798.51" table:style-name="ce17">
            <text:p>108.799<text:s/></text:p>
          </table:table-cell>
          <table:table-cell office:value-type="float" office:value="460824644.69" table:style-name="ce17">
            <text:p>460.824.645<text:s/></text:p>
          </table:table-cell>
          <table:table-cell office:value-type="float" office:value="339962080.29000002" table:style-name="ce17">
            <text:p>339.962.080<text:s/></text:p>
          </table:table-cell>
          <table:table-cell office:value-type="float" office:value="7280043.3899999997" table:style-name="ce17">
            <text:p>7.280.043<text:s/></text:p>
          </table:table-cell>
          <table:table-cell office:value-type="float" office:value="1856471479.9300001" table:style-name="ce17">
            <text:p>1.856.471.480<text:s/></text:p>
          </table:table-cell>
          <table:table-cell office:value-type="float" office:value="450375.43" table:style-name="ce17">
            <text:p>450.375<text:s/></text:p>
          </table:table-cell>
          <table:table-cell office:value-type="float" office:value="4369767839.6700001" table:style-name="ce18">
            <text:p>4.369.767.8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9036.4" table:style-name="ce17">
            <text:p>229.0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237.769999999997" table:style-name="ce17">
            <text:p>41.2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2041992.13" table:style-name="ce17">
            <text:p>382.041.99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24.41999999999996" table:style-name="ce17">
            <text:p>624<text:s/></text:p>
          </table:table-cell>
          <table:table-cell office:value-type="float" office:value="10000" table:style-name="ce17">
            <text:p>10.000<text:s/></text:p>
          </table:table-cell>
          <table:table-cell office:value-type="float" office:value="6525.25" table:style-name="ce17">
            <text:p>6.5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2101013.84" table:style-name="ce17">
            <text:p>112.101.014<text:s/></text:p>
          </table:table-cell>
          <table:table-cell office:value-type="float" office:value="1883.25" table:style-name="ce17">
            <text:p>1.883<text:s/></text:p>
          </table:table-cell>
          <table:table-cell office:value-type="float" office:value="861062.01" table:style-name="ce17">
            <text:p>861.062<text:s/></text:p>
          </table:table-cell>
          <table:table-cell office:value-type="float" office:value="149647.9" table:style-name="ce17">
            <text:p>149.64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5443022.97000003" table:style-name="ce18">
            <text:p>495.443.0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50955.1" table:style-name="ce17">
            <text:p>250.955<text:s/></text:p>
          </table:table-cell>
          <table:table-cell office:value-type="float" office:value="593266.35" table:style-name="ce17">
            <text:p>593.266<text:s/></text:p>
          </table:table-cell>
          <table:table-cell office:value-type="float" office:value="3407904.62" table:style-name="ce17">
            <text:p>3.407.9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18429.15" table:style-name="ce17">
            <text:p>14.418.429<text:s/></text:p>
          </table:table-cell>
          <table:table-cell office:value-type="float" office:value="10685682.67" table:style-name="ce17">
            <text:p>10.685.683<text:s/></text:p>
          </table:table-cell>
          <table:table-cell office:value-type="float" office:value="2115374.11" table:style-name="ce17">
            <text:p>2.115.374<text:s/></text:p>
          </table:table-cell>
          <table:table-cell office:value-type="float" office:value="582345.63" table:style-name="ce17">
            <text:p>582.346<text:s/></text:p>
          </table:table-cell>
          <table:table-cell office:value-type="float" office:value="7514789.9900000002" table:style-name="ce17">
            <text:p>7.514.790<text:s/></text:p>
          </table:table-cell>
          <table:table-cell office:value-type="float" office:value="4992422.79" table:style-name="ce17">
            <text:p>4.992.423<text:s/></text:p>
          </table:table-cell>
          <table:table-cell office:value-type="float" office:value="28216284.359999999" table:style-name="ce17">
            <text:p>28.216.284<text:s/></text:p>
          </table:table-cell>
          <table:table-cell office:value-type="float" office:value="895597.24" table:style-name="ce17">
            <text:p>895.597<text:s/></text:p>
          </table:table-cell>
          <table:table-cell office:value-type="float" office:value="7038322.0099999998" table:style-name="ce17">
            <text:p>7.038.322<text:s/></text:p>
          </table:table-cell>
          <table:table-cell office:value-type="float" office:value="2178481.0299999998" table:style-name="ce17">
            <text:p>2.178.481<text:s/></text:p>
          </table:table-cell>
          <table:table-cell office:value-type="float" office:value="2590470.6800000002" table:style-name="ce17">
            <text:p>2.590.471<text:s/></text:p>
          </table:table-cell>
          <table:table-cell office:value-type="float" office:value="21927377.48" table:style-name="ce17">
            <text:p>21.927.377<text:s/></text:p>
          </table:table-cell>
          <table:table-cell office:value-type="float" office:value="1058818.6000000001" table:style-name="ce17">
            <text:p>1.058.819<text:s/></text:p>
          </table:table-cell>
          <table:table-cell office:value-type="float" office:value="6188515.0899999999" table:style-name="ce17">
            <text:p>6.188.515<text:s/></text:p>
          </table:table-cell>
          <table:table-cell office:value-type="float" office:value="29454357.420000002" table:style-name="ce17">
            <text:p>29.454.357<text:s/></text:p>
          </table:table-cell>
          <table:table-cell office:value-type="float" office:value="474437.27" table:style-name="ce17">
            <text:p>474.437<text:s/></text:p>
          </table:table-cell>
          <table:table-cell office:value-type="float" office:value="194904.21" table:style-name="ce17">
            <text:p>194.904<text:s/></text:p>
          </table:table-cell>
          <table:table-cell office:value-type="float" office:value="9733.77" table:style-name="ce17">
            <text:p>9.734<text:s/></text:p>
          </table:table-cell>
          <table:table-cell office:value-type="float" office:value="12664557.07" table:style-name="ce17">
            <text:p>12.664.557<text:s/></text:p>
          </table:table-cell>
          <table:table-cell office:value-type="float" office:value="10196878.83" table:style-name="ce17">
            <text:p>10.196.879<text:s/></text:p>
          </table:table-cell>
          <table:table-cell office:value-type="float" office:value="1354321.74" table:style-name="ce17">
            <text:p>1.354.322<text:s/></text:p>
          </table:table-cell>
          <table:table-cell office:value-type="float" office:value="67299759.680000007" table:style-name="ce17">
            <text:p>67.299.760<text:s/></text:p>
          </table:table-cell>
          <table:table-cell office:value-type="float" office:value="48430.57" table:style-name="ce17">
            <text:p>48.431<text:s/></text:p>
          </table:table-cell>
          <table:table-cell office:value-type="float" office:value="236352417.46000004" table:style-name="ce18">
            <text:p>236.352.4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1118.68" table:style-name="ce17">
            <text:p>21.1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5210.81" table:style-name="ce17">
            <text:p>75.211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71393.3000000007" table:style-name="ce17">
            <text:p>9.071.393<text:s/></text:p>
          </table:table-cell>
          <table:table-cell office:value-type="float" office:value="505635.62" table:style-name="ce17">
            <text:p>505.6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687.09" table:style-name="ce17">
            <text:p>5.6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00.28" table:style-name="ce17">
            <text:p>4.800<text:s/></text:p>
          </table:table-cell>
          <table:table-cell office:value-type="float" office:value="16603733.310000001" table:style-name="ce17">
            <text:p>16.603.7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303614.57" table:style-name="ce17">
            <text:p>46.303.615<text:s/></text:p>
          </table:table-cell>
          <table:table-cell office:value-type="float" office:value="52530408.939999998" table:style-name="ce17">
            <text:p>52.530.409<text:s/></text:p>
          </table:table-cell>
          <table:table-cell office:value-type="float" office:value="6408.76" table:style-name="ce17">
            <text:p>6.409<text:s/></text:p>
          </table:table-cell>
          <table:table-cell office:value-type="float" office:value="10192.65" table:style-name="ce17">
            <text:p>10.1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063746.310000002" table:style-name="ce17">
            <text:p>47.063.746<text:s/></text:p>
          </table:table-cell>
          <table:table-cell office:value-type="float" office:value="15960449.51" table:style-name="ce17">
            <text:p>15.960.4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1580971.94" table:style-name="ce17">
            <text:p>241.580.9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9743637.99000001" table:style-name="ce18">
            <text:p>429.743.6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808733.2699999996" table:style-name="ce17">
            <text:p>5.808.733<text:s/></text:p>
          </table:table-cell>
          <table:table-cell office:value-type="float" office:value="755.06" table:style-name="ce17">
            <text:p>755<text:s/></text:p>
          </table:table-cell>
          <table:table-cell office:value-type="float" office:value="45584856.939999998" table:style-name="ce17">
            <text:p>45.584.857<text:s/></text:p>
          </table:table-cell>
          <table:table-cell office:value-type="float" office:value="13140018.949999999" table:style-name="ce17">
            <text:p>13.140.019<text:s/></text:p>
          </table:table-cell>
          <table:table-cell office:value-type="float" office:value="312974.99" table:style-name="ce17">
            <text:p>312.975<text:s/></text:p>
          </table:table-cell>
          <table:table-cell office:value-type="float" office:value="96244301.269999996" table:style-name="ce17">
            <text:p>96.244.301<text:s/></text:p>
          </table:table-cell>
          <table:table-cell office:value-type="float" office:value="3558683.59" table:style-name="ce17">
            <text:p>3.558.684<text:s/></text:p>
          </table:table-cell>
          <table:table-cell office:value-type="float" office:value="476209.17" table:style-name="ce17">
            <text:p>476.209<text:s/></text:p>
          </table:table-cell>
          <table:table-cell office:value-type="float" office:value="33734180.729999997" table:style-name="ce17">
            <text:p>33.734.181<text:s/></text:p>
          </table:table-cell>
          <table:table-cell office:value-type="float" office:value="182880.6" table:style-name="ce17">
            <text:p>182.881<text:s/></text:p>
          </table:table-cell>
          <table:table-cell office:value-type="float" office:value="513997.45" table:style-name="ce17">
            <text:p>513.997<text:s/></text:p>
          </table:table-cell>
          <table:table-cell office:value-type="float" office:value="2367038.9" table:style-name="ce17">
            <text:p>2.367.039<text:s/></text:p>
          </table:table-cell>
          <table:table-cell office:value-type="float" office:value="1083981.55" table:style-name="ce17">
            <text:p>1.083.982<text:s/></text:p>
          </table:table-cell>
          <table:table-cell office:value-type="float" office:value="36315047.18" table:style-name="ce17">
            <text:p>36.315.047<text:s/></text:p>
          </table:table-cell>
          <table:table-cell office:value-type="float" office:value="31473.99" table:style-name="ce17">
            <text:p>31.474<text:s/></text:p>
          </table:table-cell>
          <table:table-cell office:value-type="float" office:value="113675833.59" table:style-name="ce17">
            <text:p>113.675.834<text:s/></text:p>
          </table:table-cell>
          <table:table-cell office:value-type="float" office:value="96606993.719999999" table:style-name="ce17">
            <text:p>96.606.994<text:s/></text:p>
          </table:table-cell>
          <table:table-cell office:value-type="float" office:value="201033.05" table:style-name="ce17">
            <text:p>201.033<text:s/></text:p>
          </table:table-cell>
          <table:table-cell office:value-type="float" office:value="14.16" table:style-name="ce17">
            <text:p>14<text:s/></text:p>
          </table:table-cell>
          <table:table-cell office:value-type="float" office:value="76630.06" table:style-name="ce17">
            <text:p>76.630<text:s/></text:p>
          </table:table-cell>
          <table:table-cell office:value-type="float" office:value="136119534.84999999" table:style-name="ce17">
            <text:p>136.119.535<text:s/></text:p>
          </table:table-cell>
          <table:table-cell office:value-type="float" office:value="173838812.91999999" table:style-name="ce17">
            <text:p>173.838.813<text:s/></text:p>
          </table:table-cell>
          <table:table-cell office:value-type="float" office:value="4068.41" table:style-name="ce17">
            <text:p>4.068<text:s/></text:p>
          </table:table-cell>
          <table:table-cell office:value-type="float" office:value="490067503.88999999" table:style-name="ce17">
            <text:p>490.067.5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49945558.29" table:style-name="ce18">
            <text:p>1.249.945.5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3829.01" table:style-name="ce17">
            <text:p>13.829<text:s/></text:p>
          </table:table-cell>
          <table:table-cell office:value-type="float" office:value="7356511.7000000002" table:style-name="ce17">
            <text:p>7.356.512<text:s/></text:p>
          </table:table-cell>
          <table:table-cell office:value-type="float" office:value="8058556.629999999" table:style-name="ce17">
            <text:p>8.058.557<text:s/></text:p>
          </table:table-cell>
          <table:table-cell office:value-type="float" office:value="125718.77" table:style-name="ce17">
            <text:p>125.719<text:s/></text:p>
          </table:table-cell>
          <table:table-cell office:value-type="float" office:value="71145855.579999998" table:style-name="ce17">
            <text:p>71.145.856<text:s/></text:p>
          </table:table-cell>
          <table:table-cell office:value-type="float" office:value="10495606.610000001" table:style-name="ce17">
            <text:p>10.495.607<text:s/></text:p>
          </table:table-cell>
          <table:table-cell office:value-type="float" office:value="3980708.2900000005" table:style-name="ce17">
            <text:p>3.980.708<text:s/></text:p>
          </table:table-cell>
          <table:table-cell office:value-type="float" office:value="35179005.93" table:style-name="ce17">
            <text:p>35.179.006<text:s/></text:p>
          </table:table-cell>
          <table:table-cell office:value-type="float" office:value="20053396.360000003" table:style-name="ce17">
            <text:p>20.053.396<text:s/></text:p>
          </table:table-cell>
          <table:table-cell office:value-type="float" office:value="782985.72000000009" table:style-name="ce17">
            <text:p>782.986<text:s/></text:p>
          </table:table-cell>
          <table:table-cell office:value-type="float" office:value="119527936.03" table:style-name="ce17">
            <text:p>119.527.936<text:s/></text:p>
          </table:table-cell>
          <table:table-cell office:value-type="float" office:value="7309168.7400000002" table:style-name="ce17">
            <text:p>7.309.169<text:s/></text:p>
          </table:table-cell>
          <table:table-cell office:value-type="float" office:value="4629508.8499999996" table:style-name="ce17">
            <text:p>4.629.509<text:s/></text:p>
          </table:table-cell>
          <table:table-cell office:value-type="float" office:value="4993480.0699999994" table:style-name="ce17">
            <text:p>4.993.480<text:s/></text:p>
          </table:table-cell>
          <table:table-cell office:value-type="float" office:value="2387471.5900000003" table:style-name="ce17">
            <text:p>2.387.472<text:s/></text:p>
          </table:table-cell>
          <table:table-cell office:value-type="float" office:value="41026429.480000004" table:style-name="ce17">
            <text:p>41.026.429<text:s/></text:p>
          </table:table-cell>
          <table:table-cell office:value-type="float" office:value="2543059.0299999998" table:style-name="ce17">
            <text:p>2.543.059<text:s/></text:p>
          </table:table-cell>
          <table:table-cell office:value-type="float" office:value="143108031.03" table:style-name="ce17">
            <text:p>143.108.031<text:s/></text:p>
          </table:table-cell>
          <table:table-cell office:value-type="float" office:value="113545526.73" table:style-name="ce17">
            <text:p>113.545.527<text:s/></text:p>
          </table:table-cell>
          <table:table-cell office:value-type="float" office:value="3809968.52" table:style-name="ce17">
            <text:p>3.809.969<text:s/></text:p>
          </table:table-cell>
          <table:table-cell office:value-type="float" office:value="2512032.5999999996" table:style-name="ce17">
            <text:p>2.512.033<text:s/></text:p>
          </table:table-cell>
          <table:table-cell office:value-type="float" office:value="22434.68" table:style-name="ce17">
            <text:p>22.435<text:s/></text:p>
          </table:table-cell>
          <table:table-cell office:value-type="float" office:value="152875792.62" table:style-name="ce17">
            <text:p>152.875.793<text:s/></text:p>
          </table:table-cell>
          <table:table-cell office:value-type="float" office:value="139964055.78" table:style-name="ce17">
            <text:p>139.964.056<text:s/></text:p>
          </table:table-cell>
          <table:table-cell office:value-type="float" office:value="5060591.2299999995" table:style-name="ce17">
            <text:p>5.060.591<text:s/></text:p>
          </table:table-cell>
          <table:table-cell office:value-type="float" office:value="1057373596.52" table:style-name="ce17">
            <text:p>1.057.373.597<text:s/></text:p>
          </table:table-cell>
          <table:table-cell office:value-type="float" office:value="401944.86" table:style-name="ce17">
            <text:p>401.945<text:s/></text:p>
          </table:table-cell>
          <table:table-cell office:value-type="float" office:value="1958283202.9599998" table:style-name="ce18">
            <text:p>1.958.283.2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7811234.800000001" table:style-name="ce17">
            <text:p>17.811.235<text:s/></text:p>
          </table:table-cell>
          <table:table-cell office:value-type="float" office:value="59644382.490000002" table:style-name="ce17">
            <text:p>59.644.382<text:s/></text:p>
          </table:table-cell>
          <table:table-cell office:value-type="float" office:value="194515659.31999999" table:style-name="ce17">
            <text:p>194.515.659<text:s/></text:p>
          </table:table-cell>
          <table:table-cell office:value-type="float" office:value="12392744.52" table:style-name="ce17">
            <text:p>12.392.745<text:s/></text:p>
          </table:table-cell>
          <table:table-cell office:value-type="float" office:value="333304320.00999999" table:style-name="ce17">
            <text:p>333.304.320<text:s/></text:p>
          </table:table-cell>
          <table:table-cell office:value-type="float" office:value="268201532.96000001" table:style-name="ce17">
            <text:p>268.201.533<text:s/></text:p>
          </table:table-cell>
          <table:table-cell office:value-type="float" office:value="4049992652.8200002" table:style-name="ce17">
            <text:p>4.049.992.653<text:s/></text:p>
          </table:table-cell>
          <table:table-cell office:value-type="float" office:value="217533327.61000001" table:style-name="ce17">
            <text:p>217.533.328<text:s/></text:p>
          </table:table-cell>
          <table:table-cell office:value-type="float" office:value="366222524.14999998" table:style-name="ce17">
            <text:p>366.222.524<text:s/></text:p>
          </table:table-cell>
          <table:table-cell office:value-type="float" office:value="91431700.569999993" table:style-name="ce17">
            <text:p>91.431.701<text:s/></text:p>
          </table:table-cell>
          <table:table-cell office:value-type="float" office:value="1016394095.75" table:style-name="ce17">
            <text:p>1.016.394.096<text:s/></text:p>
          </table:table-cell>
          <table:table-cell office:value-type="float" office:value="116327542.68000001" table:style-name="ce17">
            <text:p>116.327.543<text:s/></text:p>
          </table:table-cell>
          <table:table-cell office:value-type="float" office:value="142541278.24000001" table:style-name="ce17">
            <text:p>142.541.278<text:s/></text:p>
          </table:table-cell>
          <table:table-cell office:value-type="float" office:value="157225788.91" table:style-name="ce17">
            <text:p>157.225.789<text:s/></text:p>
          </table:table-cell>
          <table:table-cell office:value-type="float" office:value="95862266.049999997" table:style-name="ce17">
            <text:p>95.862.266<text:s/></text:p>
          </table:table-cell>
          <table:table-cell office:value-type="float" office:value="281905934.66000003" table:style-name="ce17">
            <text:p>281.905.935<text:s/></text:p>
          </table:table-cell>
          <table:table-cell office:value-type="float" office:value="62582808.950000003" table:style-name="ce17">
            <text:p>62.582.809<text:s/></text:p>
          </table:table-cell>
          <table:table-cell office:value-type="float" office:value="873416173.99000001" table:style-name="ce17">
            <text:p>873.416.174<text:s/></text:p>
          </table:table-cell>
          <table:table-cell office:value-type="float" office:value="3453885092.1100001" table:style-name="ce17">
            <text:p>3.453.885.092<text:s/></text:p>
          </table:table-cell>
          <table:table-cell office:value-type="float" office:value="88021274.260000005" table:style-name="ce17">
            <text:p>88.021.274<text:s/></text:p>
          </table:table-cell>
          <table:table-cell office:value-type="float" office:value="43234874.329999998" table:style-name="ce17">
            <text:p>43.234.874<text:s/></text:p>
          </table:table-cell>
          <table:table-cell office:value-type="float" office:value="18071773.07" table:style-name="ce17">
            <text:p>18.071.773<text:s/></text:p>
          </table:table-cell>
          <table:table-cell office:value-type="float" office:value="1014593650.4299999" table:style-name="ce17">
            <text:p>1.014.593.650<text:s/></text:p>
          </table:table-cell>
          <table:table-cell office:value-type="float" office:value="659781725.13" table:style-name="ce17">
            <text:p>659.781.725<text:s/></text:p>
          </table:table-cell>
          <table:table-cell office:value-type="float" office:value="60998488.109999999" table:style-name="ce17">
            <text:p>60.998.488<text:s/></text:p>
          </table:table-cell>
          <table:table-cell office:value-type="float" office:value="10687879034.35" table:style-name="ce17">
            <text:p>10.687.879.034<text:s/></text:p>
          </table:table-cell>
          <table:table-cell office:value-type="float" office:value="28988182.550000001" table:style-name="ce17">
            <text:p>28.988.183<text:s/></text:p>
          </table:table-cell>
          <table:table-cell office:value-type="float" office:value="24412760062.819996" table:style-name="ce18">
            <text:p>24.412.760.0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351410.76" table:style-name="ce17">
            <text:p>5.351.411<text:s/></text:p>
          </table:table-cell>
          <table:table-cell office:value-type="float" office:value="17077689.079999998" table:style-name="ce17">
            <text:p>17.077.689<text:s/></text:p>
          </table:table-cell>
          <table:table-cell office:value-type="float" office:value="16130951.58" table:style-name="ce17">
            <text:p>16.130.952<text:s/></text:p>
          </table:table-cell>
          <table:table-cell office:value-type="float" office:value="3688247.82" table:style-name="ce17">
            <text:p>3.688.248<text:s/></text:p>
          </table:table-cell>
          <table:table-cell office:value-type="float" office:value="62431172.350000001" table:style-name="ce17">
            <text:p>62.431.172<text:s/></text:p>
          </table:table-cell>
          <table:table-cell office:value-type="float" office:value="35242571.509999998" table:style-name="ce17">
            <text:p>35.242.572<text:s/></text:p>
          </table:table-cell>
          <table:table-cell office:value-type="float" office:value="53793303" table:style-name="ce17">
            <text:p>53.793.303<text:s/></text:p>
          </table:table-cell>
          <table:table-cell office:value-type="float" office:value="37899608.990000002" table:style-name="ce17">
            <text:p>37.899.609<text:s/></text:p>
          </table:table-cell>
          <table:table-cell office:value-type="float" office:value="78204454.900000006" table:style-name="ce17">
            <text:p>78.204.455<text:s/></text:p>
          </table:table-cell>
          <table:table-cell office:value-type="float" office:value="24470004.359999999" table:style-name="ce17">
            <text:p>24.470.004<text:s/></text:p>
          </table:table-cell>
          <table:table-cell office:value-type="float" office:value="198186365.47999999" table:style-name="ce17">
            <text:p>198.186.365<text:s/></text:p>
          </table:table-cell>
          <table:table-cell office:value-type="float" office:value="31268482.850000001" table:style-name="ce17">
            <text:p>31.268.483<text:s/></text:p>
          </table:table-cell>
          <table:table-cell office:value-type="float" office:value="28899275.41" table:style-name="ce17">
            <text:p>28.899.275<text:s/></text:p>
          </table:table-cell>
          <table:table-cell office:value-type="float" office:value="28778276.379999999" table:style-name="ce17">
            <text:p>28.778.276<text:s/></text:p>
          </table:table-cell>
          <table:table-cell office:value-type="float" office:value="22150611.75" table:style-name="ce17">
            <text:p>22.150.612<text:s/></text:p>
          </table:table-cell>
          <table:table-cell office:value-type="float" office:value="48409557.390000001" table:style-name="ce17">
            <text:p>48.409.557<text:s/></text:p>
          </table:table-cell>
          <table:table-cell office:value-type="float" office:value="15910561.32" table:style-name="ce17">
            <text:p>15.910.561<text:s/></text:p>
          </table:table-cell>
          <table:table-cell office:value-type="float" office:value="144476591.22999999" table:style-name="ce17">
            <text:p>144.476.591<text:s/></text:p>
          </table:table-cell>
          <table:table-cell office:value-type="float" office:value="338055466.49000001" table:style-name="ce17">
            <text:p>338.055.466<text:s/></text:p>
          </table:table-cell>
          <table:table-cell office:value-type="float" office:value="21036028.57" table:style-name="ce17">
            <text:p>21.036.029<text:s/></text:p>
          </table:table-cell>
          <table:table-cell office:value-type="float" office:value="10463020.109999999" table:style-name="ce17">
            <text:p>10.463.020<text:s/></text:p>
          </table:table-cell>
          <table:table-cell office:value-type="float" office:value="3501708.49" table:style-name="ce17">
            <text:p>3.501.708<text:s/></text:p>
          </table:table-cell>
          <table:table-cell office:value-type="float" office:value="155164090.49000001" table:style-name="ce17">
            <text:p>155.164.090<text:s/></text:p>
          </table:table-cell>
          <table:table-cell office:value-type="float" office:value="67742671.010000005" table:style-name="ce17">
            <text:p>67.742.671<text:s/></text:p>
          </table:table-cell>
          <table:table-cell office:value-type="float" office:value="16415236.220000001" table:style-name="ce17">
            <text:p>16.415.236<text:s/></text:p>
          </table:table-cell>
          <table:table-cell office:value-type="float" office:value="971572673.29999995" table:style-name="ce17">
            <text:p>971.572.673<text:s/></text:p>
          </table:table-cell>
          <table:table-cell office:value-type="float" office:value="7093274.04" table:style-name="ce17">
            <text:p>7.093.274<text:s/></text:p>
          </table:table-cell>
          <table:table-cell office:value-type="float" office:value="2443413304.8800001" table:style-name="ce18">
            <text:p>2.443.413.3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994009.17" table:style-name="ce17">
            <text:p>4.994.009<text:s/></text:p>
          </table:table-cell>
          <table:table-cell office:value-type="float" office:value="13976742.24" table:style-name="ce17">
            <text:p>13.976.742<text:s/></text:p>
          </table:table-cell>
          <table:table-cell office:value-type="float" office:value="82123033.010000005" table:style-name="ce17">
            <text:p>82.123.033<text:s/></text:p>
          </table:table-cell>
          <table:table-cell office:value-type="float" office:value="3693708.92" table:style-name="ce17">
            <text:p>3.693.709<text:s/></text:p>
          </table:table-cell>
          <table:table-cell office:value-type="float" office:value="98356638.670000002" table:style-name="ce17">
            <text:p>98.356.639<text:s/></text:p>
          </table:table-cell>
          <table:table-cell office:value-type="float" office:value="80130575.390000001" table:style-name="ce17">
            <text:p>80.130.575<text:s/></text:p>
          </table:table-cell>
          <table:table-cell office:value-type="float" office:value="498255898.76000005" table:style-name="ce17">
            <text:p>498.255.899<text:s/></text:p>
          </table:table-cell>
          <table:table-cell office:value-type="float" office:value="75675202.930000007" table:style-name="ce17">
            <text:p>75.675.203<text:s/></text:p>
          </table:table-cell>
          <table:table-cell office:value-type="float" office:value="175978962.02000001" table:style-name="ce17">
            <text:p>175.978.962<text:s/></text:p>
          </table:table-cell>
          <table:table-cell office:value-type="float" office:value="33874866.859999999" table:style-name="ce17">
            <text:p>33.874.867<text:s/></text:p>
          </table:table-cell>
          <table:table-cell office:value-type="float" office:value="324320884.95999998" table:style-name="ce17">
            <text:p>324.320.885<text:s/></text:p>
          </table:table-cell>
          <table:table-cell office:value-type="float" office:value="38796268.600000001" table:style-name="ce17">
            <text:p>38.796.269<text:s/></text:p>
          </table:table-cell>
          <table:table-cell office:value-type="float" office:value="46567202.950000003" table:style-name="ce17">
            <text:p>46.567.203<text:s/></text:p>
          </table:table-cell>
          <table:table-cell office:value-type="float" office:value="55367449.380000003" table:style-name="ce17">
            <text:p>55.367.449<text:s/></text:p>
          </table:table-cell>
          <table:table-cell office:value-type="float" office:value="22451357.170000002" table:style-name="ce17">
            <text:p>22.451.357<text:s/></text:p>
          </table:table-cell>
          <table:table-cell office:value-type="float" office:value="90113056.400000006" table:style-name="ce17">
            <text:p>90.113.056<text:s/></text:p>
          </table:table-cell>
          <table:table-cell office:value-type="float" office:value="20778571.43" table:style-name="ce17">
            <text:p>20.778.571<text:s/></text:p>
          </table:table-cell>
          <table:table-cell office:value-type="float" office:value="367697915.86000001" table:style-name="ce17">
            <text:p>367.697.916<text:s/></text:p>
          </table:table-cell>
          <table:table-cell office:value-type="float" office:value="945493012.28999996" table:style-name="ce17">
            <text:p>945.493.012<text:s/></text:p>
          </table:table-cell>
          <table:table-cell office:value-type="float" office:value="21123763.239999998" table:style-name="ce17">
            <text:p>21.123.763<text:s/></text:p>
          </table:table-cell>
          <table:table-cell office:value-type="float" office:value="13227828.800000001" table:style-name="ce17">
            <text:p>13.227.829<text:s/></text:p>
          </table:table-cell>
          <table:table-cell office:value-type="float" office:value="6930152.7599999998" table:style-name="ce17">
            <text:p>6.930.153<text:s/></text:p>
          </table:table-cell>
          <table:table-cell office:value-type="float" office:value="349494824.83999997" table:style-name="ce17">
            <text:p>349.494.825<text:s/></text:p>
          </table:table-cell>
          <table:table-cell office:value-type="float" office:value="349801699.63" table:style-name="ce17">
            <text:p>349.801.700<text:s/></text:p>
          </table:table-cell>
          <table:table-cell office:value-type="float" office:value="16043531.939999999" table:style-name="ce17">
            <text:p>16.043.532<text:s/></text:p>
          </table:table-cell>
          <table:table-cell office:value-type="float" office:value="3589818226.75" table:style-name="ce17">
            <text:p>3.589.818.227<text:s/></text:p>
          </table:table-cell>
          <table:table-cell office:value-type="float" office:value="10185253.619999999" table:style-name="ce17">
            <text:p>10.185.254<text:s/></text:p>
          </table:table-cell>
          <table:table-cell office:value-type="float" office:value="7335270638.5900011" table:style-name="ce18">
            <text:p>7.335.270.6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30829.29" table:style-name="ce17">
            <text:p>30.829<text:s/></text:p>
          </table:table-cell>
          <table:table-cell office:value-type="float" office:value="235859.32" table:style-name="ce17">
            <text:p>235.859<text:s/></text:p>
          </table:table-cell>
          <table:table-cell office:value-type="float" office:value="3938.04" table:style-name="ce17">
            <text:p>3.938<text:s/></text:p>
          </table:table-cell>
          <table:table-cell office:value-type="float" office:value="877012.33" table:style-name="ce17">
            <text:p>877.012<text:s/></text:p>
          </table:table-cell>
          <table:table-cell office:value-type="float" office:value="90074.12" table:style-name="ce17">
            <text:p>90.074<text:s/></text:p>
          </table:table-cell>
          <table:table-cell office:value-type="float" office:value="186483455.75999999" table:style-name="ce17">
            <text:p>186.483.456<text:s/></text:p>
          </table:table-cell>
          <table:table-cell office:value-type="float" office:value="1313576.78" table:style-name="ce17">
            <text:p>1.313.577<text:s/></text:p>
          </table:table-cell>
          <table:table-cell office:value-type="float" office:value="116482.05" table:style-name="ce17">
            <text:p>116.482<text:s/></text:p>
          </table:table-cell>
          <table:table-cell office:value-type="float" office:value="127.55" table:style-name="ce17">
            <text:p>128<text:s/></text:p>
          </table:table-cell>
          <table:table-cell office:value-type="float" office:value="11369496.73" table:style-name="ce17">
            <text:p>11.369.497<text:s/></text:p>
          </table:table-cell>
          <table:table-cell office:value-type="float" office:value="91159.49" table:style-name="ce17">
            <text:p>91.159<text:s/></text:p>
          </table:table-cell>
          <table:table-cell office:value-type="float" office:value="274040.65000000002" table:style-name="ce17">
            <text:p>274.041<text:s/></text:p>
          </table:table-cell>
          <table:table-cell office:value-type="float" office:value="14791868.59" table:style-name="ce17">
            <text:p>14.791.869<text:s/></text:p>
          </table:table-cell>
          <table:table-cell office:value-type="float" office:value="4686.22" table:style-name="ce17">
            <text:p>4.686<text:s/></text:p>
          </table:table-cell>
          <table:table-cell office:value-type="float" office:value="594041.31999999995" table:style-name="ce17">
            <text:p>594.0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435054.890000001" table:style-name="ce17">
            <text:p>24.435.055<text:s/></text:p>
          </table:table-cell>
          <table:table-cell office:value-type="float" office:value="167662955.58000001" table:style-name="ce17">
            <text:p>167.662.9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770.42" table:style-name="ce17">
            <text:p>24.7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969081.049999997" table:style-name="ce17">
            <text:p>40.969.081<text:s/></text:p>
          </table:table-cell>
          <table:table-cell office:value-type="float" office:value="1665581.87" table:style-name="ce17">
            <text:p>1.665.582<text:s/></text:p>
          </table:table-cell>
          <table:table-cell office:value-type="float" office:value="1360839.11" table:style-name="ce17">
            <text:p>1.360.839<text:s/></text:p>
          </table:table-cell>
          <table:table-cell office:value-type="float" office:value="953487832.48000002" table:style-name="ce17">
            <text:p>953.487.832<text:s/></text:p>
          </table:table-cell>
          <table:table-cell office:value-type="float" office:value="7083.77" table:style-name="ce17">
            <text:p>7.084<text:s/></text:p>
          </table:table-cell>
          <table:table-cell office:value-type="float" office:value="1405889847.4100001" table:style-name="ce18">
            <text:p>1.405.889.8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994009.17" table:style-name="ce17">
            <text:p>4.994.009<text:s/></text:p>
          </table:table-cell>
          <table:table-cell office:value-type="float" office:value="13945912.949999999" table:style-name="ce17">
            <text:p>13.945.913<text:s/></text:p>
          </table:table-cell>
          <table:table-cell office:value-type="float" office:value="81887173.689999998" table:style-name="ce17">
            <text:p>81.887.174<text:s/></text:p>
          </table:table-cell>
          <table:table-cell office:value-type="float" office:value="3689770.88" table:style-name="ce17">
            <text:p>3.689.771<text:s/></text:p>
          </table:table-cell>
          <table:table-cell office:value-type="float" office:value="97479626.340000004" table:style-name="ce17">
            <text:p>97.479.626<text:s/></text:p>
          </table:table-cell>
          <table:table-cell office:value-type="float" office:value="80040501.270000011" table:style-name="ce17">
            <text:p>80.040.501<text:s/></text:p>
          </table:table-cell>
          <table:table-cell office:value-type="float" office:value="311772443" table:style-name="ce17">
            <text:p>311.772.443<text:s/></text:p>
          </table:table-cell>
          <table:table-cell office:value-type="float" office:value="74361626.149999991" table:style-name="ce17">
            <text:p>74.361.626<text:s/></text:p>
          </table:table-cell>
          <table:table-cell office:value-type="float" office:value="175862479.97" table:style-name="ce17">
            <text:p>175.862.480<text:s/></text:p>
          </table:table-cell>
          <table:table-cell office:value-type="float" office:value="33874739.310000002" table:style-name="ce17">
            <text:p>33.874.739<text:s/></text:p>
          </table:table-cell>
          <table:table-cell office:value-type="float" office:value="312951388.23000002" table:style-name="ce17">
            <text:p>312.951.388<text:s/></text:p>
          </table:table-cell>
          <table:table-cell office:value-type="float" office:value="38705109.109999999" table:style-name="ce17">
            <text:p>38.705.109<text:s/></text:p>
          </table:table-cell>
          <table:table-cell office:value-type="float" office:value="46293162.300000004" table:style-name="ce17">
            <text:p>46.293.162<text:s/></text:p>
          </table:table-cell>
          <table:table-cell office:value-type="float" office:value="40575580.789999999" table:style-name="ce17">
            <text:p>40.575.581<text:s/></text:p>
          </table:table-cell>
          <table:table-cell office:value-type="float" office:value="22446670.949999999" table:style-name="ce17">
            <text:p>22.446.671<text:s/></text:p>
          </table:table-cell>
          <table:table-cell office:value-type="float" office:value="89519015.079999998" table:style-name="ce17">
            <text:p>89.519.015<text:s/></text:p>
          </table:table-cell>
          <table:table-cell office:value-type="float" office:value="20778571.43" table:style-name="ce17">
            <text:p>20.778.571<text:s/></text:p>
          </table:table-cell>
          <table:table-cell office:value-type="float" office:value="343262860.96999997" table:style-name="ce17">
            <text:p>343.262.861<text:s/></text:p>
          </table:table-cell>
          <table:table-cell office:value-type="float" office:value="777830056.71000004" table:style-name="ce17">
            <text:p>777.830.057<text:s/></text:p>
          </table:table-cell>
          <table:table-cell office:value-type="float" office:value="21123763.239999998" table:style-name="ce17">
            <text:p>21.123.763<text:s/></text:p>
          </table:table-cell>
          <table:table-cell office:value-type="float" office:value="13203058.379999999" table:style-name="ce17">
            <text:p>13.203.058<text:s/></text:p>
          </table:table-cell>
          <table:table-cell office:value-type="float" office:value="6930152.7599999988" table:style-name="ce17">
            <text:p>6.930.153<text:s/></text:p>
          </table:table-cell>
          <table:table-cell office:value-type="float" office:value="308525743.79000002" table:style-name="ce17">
            <text:p>308.525.744<text:s/></text:p>
          </table:table-cell>
          <table:table-cell office:value-type="float" office:value="348136117.75999993" table:style-name="ce17">
            <text:p>348.136.118<text:s/></text:p>
          </table:table-cell>
          <table:table-cell office:value-type="float" office:value="14682692.830000002" table:style-name="ce17">
            <text:p>14.682.693<text:s/></text:p>
          </table:table-cell>
          <table:table-cell office:value-type="float" office:value="2636330394.27" table:style-name="ce17">
            <text:p>2.636.330.394<text:s/></text:p>
          </table:table-cell>
          <table:table-cell office:value-type="float" office:value="10178169.850000001" table:style-name="ce17">
            <text:p>10.178.170<text:s/></text:p>
          </table:table-cell>
          <table:table-cell office:value-type="float" office:value="5929380791.1800003" table:style-name="ce18">
            <text:p>5.929.380.7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465814.8700000001" table:style-name="ce17">
            <text:p>7.465.815<text:s/></text:p>
          </table:table-cell>
          <table:table-cell office:value-type="float" office:value="28589951.170000002" table:style-name="ce17">
            <text:p>28.589.951<text:s/></text:p>
          </table:table-cell>
          <table:table-cell office:value-type="float" office:value="96261674.730000004" table:style-name="ce17">
            <text:p>96.261.675<text:s/></text:p>
          </table:table-cell>
          <table:table-cell office:value-type="float" office:value="5010787.78" table:style-name="ce17">
            <text:p>5.010.788<text:s/></text:p>
          </table:table-cell>
          <table:table-cell office:value-type="float" office:value="172516508.99000001" table:style-name="ce17">
            <text:p>172.516.509<text:s/></text:p>
          </table:table-cell>
          <table:table-cell office:value-type="float" office:value="152828386.06" table:style-name="ce17">
            <text:p>152.828.386<text:s/></text:p>
          </table:table-cell>
          <table:table-cell office:value-type="float" office:value="3497943451.0599999" table:style-name="ce17">
            <text:p>3.497.943.451<text:s/></text:p>
          </table:table-cell>
          <table:table-cell office:value-type="float" office:value="103958515.69" table:style-name="ce17">
            <text:p>103.958.516<text:s/></text:p>
          </table:table-cell>
          <table:table-cell office:value-type="float" office:value="112039107.23" table:style-name="ce17">
            <text:p>112.039.107<text:s/></text:p>
          </table:table-cell>
          <table:table-cell office:value-type="float" office:value="33086829.350000001" table:style-name="ce17">
            <text:p>33.086.829<text:s/></text:p>
          </table:table-cell>
          <table:table-cell office:value-type="float" office:value="493886845.31" table:style-name="ce17">
            <text:p>493.886.845<text:s/></text:p>
          </table:table-cell>
          <table:table-cell office:value-type="float" office:value="46262791.229999997" table:style-name="ce17">
            <text:p>46.262.791<text:s/></text:p>
          </table:table-cell>
          <table:table-cell office:value-type="float" office:value="67074799.880000003" table:style-name="ce17">
            <text:p>67.074.800<text:s/></text:p>
          </table:table-cell>
          <table:table-cell office:value-type="float" office:value="73080063.150000006" table:style-name="ce17">
            <text:p>73.080.063<text:s/></text:p>
          </table:table-cell>
          <table:table-cell office:value-type="float" office:value="51260297.130000003" table:style-name="ce17">
            <text:p>51.260.297<text:s/></text:p>
          </table:table-cell>
          <table:table-cell office:value-type="float" office:value="143383320.87" table:style-name="ce17">
            <text:p>143.383.321<text:s/></text:p>
          </table:table-cell>
          <table:table-cell office:value-type="float" office:value="25893676.199999999" table:style-name="ce17">
            <text:p>25.893.676<text:s/></text:p>
          </table:table-cell>
          <table:table-cell office:value-type="float" office:value="361241666.89999998" table:style-name="ce17">
            <text:p>361.241.667<text:s/></text:p>
          </table:table-cell>
          <table:table-cell office:value-type="float" office:value="2170336613.3299999" table:style-name="ce17">
            <text:p>2.170.336.613<text:s/></text:p>
          </table:table-cell>
          <table:table-cell office:value-type="float" office:value="45861482.450000003" table:style-name="ce17">
            <text:p>45.861.482<text:s/></text:p>
          </table:table-cell>
          <table:table-cell office:value-type="float" office:value="19544025.420000002" table:style-name="ce17">
            <text:p>19.544.025<text:s/></text:p>
          </table:table-cell>
          <table:table-cell office:value-type="float" office:value="7639911.8200000003" table:style-name="ce17">
            <text:p>7.639.912<text:s/></text:p>
          </table:table-cell>
          <table:table-cell office:value-type="float" office:value="509934735.10000002" table:style-name="ce17">
            <text:p>509.934.735<text:s/></text:p>
          </table:table-cell>
          <table:table-cell office:value-type="float" office:value="242237354.49000001" table:style-name="ce17">
            <text:p>242.237.354<text:s/></text:p>
          </table:table-cell>
          <table:table-cell office:value-type="float" office:value="28539719.949999999" table:style-name="ce17">
            <text:p>28.539.720<text:s/></text:p>
          </table:table-cell>
          <table:table-cell office:value-type="float" office:value="6126488134.3000002" table:style-name="ce17">
            <text:p>6.126.488.134<text:s/></text:p>
          </table:table-cell>
          <table:table-cell office:value-type="float" office:value="11709654.890000001" table:style-name="ce17">
            <text:p>11.709.655<text:s/></text:p>
          </table:table-cell>
          <table:table-cell office:value-type="float" office:value="14634076119.349998" table:style-name="ce18">
            <text:p>14.634.076.1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006633.46" table:style-name="ce17">
            <text:p>7.006.633<text:s/></text:p>
          </table:table-cell>
          <table:table-cell office:value-type="float" office:value="25667384.890000001" table:style-name="ce17">
            <text:p>25.667.385<text:s/></text:p>
          </table:table-cell>
          <table:table-cell office:value-type="float" office:value="72126095.120000005" table:style-name="ce17">
            <text:p>72.126.095<text:s/></text:p>
          </table:table-cell>
          <table:table-cell office:value-type="float" office:value="4468988.5199999996" table:style-name="ce17">
            <text:p>4.468.989<text:s/></text:p>
          </table:table-cell>
          <table:table-cell office:value-type="float" office:value="142170532.58000001" table:style-name="ce17">
            <text:p>142.170.533<text:s/></text:p>
          </table:table-cell>
          <table:table-cell office:value-type="float" office:value="119982154.37" table:style-name="ce17">
            <text:p>119.982.154<text:s/></text:p>
          </table:table-cell>
          <table:table-cell office:value-type="float" office:value="2581650968.8899999" table:style-name="ce17">
            <text:p>2.581.650.969<text:s/></text:p>
          </table:table-cell>
          <table:table-cell office:value-type="float" office:value="70853318.079999998" table:style-name="ce17">
            <text:p>70.853.318<text:s/></text:p>
          </table:table-cell>
          <table:table-cell office:value-type="float" office:value="91492445.280000001" table:style-name="ce17">
            <text:p>91.492.445<text:s/></text:p>
          </table:table-cell>
          <table:table-cell office:value-type="float" office:value="29838894.170000002" table:style-name="ce17">
            <text:p>29.838.894<text:s/></text:p>
          </table:table-cell>
          <table:table-cell office:value-type="float" office:value="374063734.81" table:style-name="ce17">
            <text:p>374.063.735<text:s/></text:p>
          </table:table-cell>
          <table:table-cell office:value-type="float" office:value="36209254.170000002" table:style-name="ce17">
            <text:p>36.209.254<text:s/></text:p>
          </table:table-cell>
          <table:table-cell office:value-type="float" office:value="54748867.719999999" table:style-name="ce17">
            <text:p>54.748.868<text:s/></text:p>
          </table:table-cell>
          <table:table-cell office:value-type="float" office:value="61813678" table:style-name="ce17">
            <text:p>61.813.678<text:s/></text:p>
          </table:table-cell>
          <table:table-cell office:value-type="float" office:value="47948387.200000003" table:style-name="ce17">
            <text:p>47.948.387<text:s/></text:p>
          </table:table-cell>
          <table:table-cell office:value-type="float" office:value="117932099.06999999" table:style-name="ce17">
            <text:p>117.932.099<text:s/></text:p>
          </table:table-cell>
          <table:table-cell office:value-type="float" office:value="21942217.530000001" table:style-name="ce17">
            <text:p>21.942.218<text:s/></text:p>
          </table:table-cell>
          <table:table-cell office:value-type="float" office:value="264650899.74000001" table:style-name="ce17">
            <text:p>264.650.900<text:s/></text:p>
          </table:table-cell>
          <table:table-cell office:value-type="float" office:value="1054451932.77" table:style-name="ce17">
            <text:p>1.054.451.933<text:s/></text:p>
          </table:table-cell>
          <table:table-cell office:value-type="float" office:value="40963487.740000002" table:style-name="ce17">
            <text:p>40.963.488<text:s/></text:p>
          </table:table-cell>
          <table:table-cell office:value-type="float" office:value="16805107.280000001" table:style-name="ce17">
            <text:p>16.805.107<text:s/></text:p>
          </table:table-cell>
          <table:table-cell office:value-type="float" office:value="7375273.3499999996" table:style-name="ce17">
            <text:p>7.375.273<text:s/></text:p>
          </table:table-cell>
          <table:table-cell office:value-type="float" office:value="346733413.13999999" table:style-name="ce17">
            <text:p>346.733.413<text:s/></text:p>
          </table:table-cell>
          <table:table-cell office:value-type="float" office:value="176604507.19999999" table:style-name="ce17">
            <text:p>176.604.507<text:s/></text:p>
          </table:table-cell>
          <table:table-cell office:value-type="float" office:value="23766380.02" table:style-name="ce17">
            <text:p>23.766.380<text:s/></text:p>
          </table:table-cell>
          <table:table-cell office:value-type="float" office:value="2635098939.27" table:style-name="ce17">
            <text:p>2.635.098.939<text:s/></text:p>
          </table:table-cell>
          <table:table-cell office:value-type="float" office:value="10047435.77" table:style-name="ce17">
            <text:p>10.047.436<text:s/></text:p>
          </table:table-cell>
          <table:table-cell office:value-type="float" office:value="8436413030.1400013" table:style-name="ce18">
            <text:p>8.436.413.0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90812.39" table:style-name="ce17">
            <text:p>190.812<text:s/></text:p>
          </table:table-cell>
          <table:table-cell office:value-type="float" office:value="1331057.8700000001" table:style-name="ce17">
            <text:p>1.331.058<text:s/></text:p>
          </table:table-cell>
          <table:table-cell office:value-type="float" office:value="4534690.2" table:style-name="ce17">
            <text:p>4.534.690<text:s/></text:p>
          </table:table-cell>
          <table:table-cell office:value-type="float" office:value="88303.26" table:style-name="ce17">
            <text:p>88.303<text:s/></text:p>
          </table:table-cell>
          <table:table-cell office:value-type="float" office:value="8760907.1199999992" table:style-name="ce17">
            <text:p>8.760.907<text:s/></text:p>
          </table:table-cell>
          <table:table-cell office:value-type="float" office:value="16309936.57" table:style-name="ce17">
            <text:p>16.309.937<text:s/></text:p>
          </table:table-cell>
          <table:table-cell office:value-type="float" office:value="429736429.06" table:style-name="ce17">
            <text:p>429.736.429<text:s/></text:p>
          </table:table-cell>
          <table:table-cell office:value-type="float" office:value="13433873.6" table:style-name="ce17">
            <text:p>13.433.874<text:s/></text:p>
          </table:table-cell>
          <table:table-cell office:value-type="float" office:value="9116837.4000000004" table:style-name="ce17">
            <text:p>9.116.837<text:s/></text:p>
          </table:table-cell>
          <table:table-cell office:value-type="float" office:value="909685.45" table:style-name="ce17">
            <text:p>909.685<text:s/></text:p>
          </table:table-cell>
          <table:table-cell office:value-type="float" office:value="62666364.149999999" table:style-name="ce17">
            <text:p>62.666.364<text:s/></text:p>
          </table:table-cell>
          <table:table-cell office:value-type="float" office:value="3244013.16" table:style-name="ce17">
            <text:p>3.244.013<text:s/></text:p>
          </table:table-cell>
          <table:table-cell office:value-type="float" office:value="5823211.0599999996" table:style-name="ce17">
            <text:p>5.823.211<text:s/></text:p>
          </table:table-cell>
          <table:table-cell office:value-type="float" office:value="5629627.7400000002" table:style-name="ce17">
            <text:p>5.629.628<text:s/></text:p>
          </table:table-cell>
          <table:table-cell office:value-type="float" office:value="1494912.08" table:style-name="ce17">
            <text:p>1.494.912<text:s/></text:p>
          </table:table-cell>
          <table:table-cell office:value-type="float" office:value="12802983.4" table:style-name="ce17">
            <text:p>12.802.983<text:s/></text:p>
          </table:table-cell>
          <table:table-cell office:value-type="float" office:value="2251905.61" table:style-name="ce17">
            <text:p>2.251.906<text:s/></text:p>
          </table:table-cell>
          <table:table-cell office:value-type="float" office:value="44410221.740000002" table:style-name="ce17">
            <text:p>44.410.222<text:s/></text:p>
          </table:table-cell>
          <table:table-cell office:value-type="float" office:value="670061877.17999995" table:style-name="ce17">
            <text:p>670.061.877<text:s/></text:p>
          </table:table-cell>
          <table:table-cell office:value-type="float" office:value="1946116.14" table:style-name="ce17">
            <text:p>1.946.116<text:s/></text:p>
          </table:table-cell>
          <table:table-cell office:value-type="float" office:value="1784345.15" table:style-name="ce17">
            <text:p>1.784.345<text:s/></text:p>
          </table:table-cell>
          <table:table-cell office:value-type="float" office:value="116389.7" table:style-name="ce17">
            <text:p>116.390<text:s/></text:p>
          </table:table-cell>
          <table:table-cell office:value-type="float" office:value="87066092.099999994" table:style-name="ce17">
            <text:p>87.066.092<text:s/></text:p>
          </table:table-cell>
          <table:table-cell office:value-type="float" office:value="41935734.950000003" table:style-name="ce17">
            <text:p>41.935.735<text:s/></text:p>
          </table:table-cell>
          <table:table-cell office:value-type="float" office:value="2270023.44" table:style-name="ce17">
            <text:p>2.270.023<text:s/></text:p>
          </table:table-cell>
          <table:table-cell office:value-type="float" office:value="2130057143.1400001" table:style-name="ce17">
            <text:p>2.130.057.143<text:s/></text:p>
          </table:table-cell>
          <table:table-cell office:value-type="float" office:value="484589.07" table:style-name="ce17">
            <text:p>484.589<text:s/></text:p>
          </table:table-cell>
          <table:table-cell office:value-type="float" office:value="3558458082.7300005" table:style-name="ce18">
            <text:p>3.558.458.0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086.0200000000004" table:style-name="ce17">
            <text:p>5.086<text:s/></text:p>
          </table:table-cell>
          <table:table-cell office:value-type="float" office:value="113032.1" table:style-name="ce17">
            <text:p>113.032<text:s/></text:p>
          </table:table-cell>
          <table:table-cell office:value-type="float" office:value="14898922.710000001" table:style-name="ce17">
            <text:p>14.898.923<text:s/></text:p>
          </table:table-cell>
          <table:table-cell office:value-type="float" office:value="43556.37" table:style-name="ce17">
            <text:p>43.556<text:s/></text:p>
          </table:table-cell>
          <table:table-cell office:value-type="float" office:value="7227591.4500000002" table:style-name="ce17">
            <text:p>7.227.591<text:s/></text:p>
          </table:table-cell>
          <table:table-cell office:value-type="float" office:value="6015161.6500000004" table:style-name="ce17">
            <text:p>6.015.162<text:s/></text:p>
          </table:table-cell>
          <table:table-cell office:value-type="float" office:value="286548589.61000001" table:style-name="ce17">
            <text:p>286.548.590<text:s/></text:p>
          </table:table-cell>
          <table:table-cell office:value-type="float" office:value="13073177.27" table:style-name="ce17">
            <text:p>13.073.177<text:s/></text:p>
          </table:table-cell>
          <table:table-cell office:value-type="float" office:value="4248195.3" table:style-name="ce17">
            <text:p>4.248.195<text:s/></text:p>
          </table:table-cell>
          <table:table-cell office:value-type="float" office:value="340047.64" table:style-name="ce17">
            <text:p>340.048<text:s/></text:p>
          </table:table-cell>
          <table:table-cell office:value-type="float" office:value="26177828.010000002" table:style-name="ce17">
            <text:p>26.177.828<text:s/></text:p>
          </table:table-cell>
          <table:table-cell office:value-type="float" office:value="3450238.35" table:style-name="ce17">
            <text:p>3.450.238<text:s/></text:p>
          </table:table-cell>
          <table:table-cell office:value-type="float" office:value="2035245.34" table:style-name="ce17">
            <text:p>2.035.245<text:s/></text:p>
          </table:table-cell>
          <table:table-cell office:value-type="float" office:value="1554450.77" table:style-name="ce17">
            <text:p>1.554.451<text:s/></text:p>
          </table:table-cell>
          <table:table-cell office:value-type="float" office:value="341562.35" table:style-name="ce17">
            <text:p>341.562<text:s/></text:p>
          </table:table-cell>
          <table:table-cell office:value-type="float" office:value="4714017.0999999996" table:style-name="ce17">
            <text:p>4.714.017<text:s/></text:p>
          </table:table-cell>
          <table:table-cell office:value-type="float" office:value="223511.92" table:style-name="ce17">
            <text:p>223.512<text:s/></text:p>
          </table:table-cell>
          <table:table-cell office:value-type="float" office:value="29193527.57" table:style-name="ce17">
            <text:p>29.193.528<text:s/></text:p>
          </table:table-cell>
          <table:table-cell office:value-type="float" office:value="348569288.89999998" table:style-name="ce17">
            <text:p>348.569.289<text:s/></text:p>
          </table:table-cell>
          <table:table-cell office:value-type="float" office:value="1274530.67" table:style-name="ce17">
            <text:p>1.274.531<text:s/></text:p>
          </table:table-cell>
          <table:table-cell office:value-type="float" office:value="147101.51" table:style-name="ce17">
            <text:p>147.102<text:s/></text:p>
          </table:table-cell>
          <table:table-cell office:value-type="float" office:value="2146.19" table:style-name="ce17">
            <text:p>2.146<text:s/></text:p>
          </table:table-cell>
          <table:table-cell office:value-type="float" office:value="30155708.489999998" table:style-name="ce17">
            <text:p>30.155.708<text:s/></text:p>
          </table:table-cell>
          <table:table-cell office:value-type="float" office:value="6871620.6799999997" table:style-name="ce17">
            <text:p>6.871.621<text:s/></text:p>
          </table:table-cell>
          <table:table-cell office:value-type="float" office:value="752249.92" table:style-name="ce17">
            <text:p>752.250<text:s/></text:p>
          </table:table-cell>
          <table:table-cell office:value-type="float" office:value="898445732.55999994" table:style-name="ce17">
            <text:p>898.445.733<text:s/></text:p>
          </table:table-cell>
          <table:table-cell office:value-type="float" office:value="607236.69999999995" table:style-name="ce17">
            <text:p>607.237<text:s/></text:p>
          </table:table-cell>
          <table:table-cell office:value-type="float" office:value="1687029357.1499999" table:style-name="ce18">
            <text:p>1.687.029.3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63283" table:style-name="ce17">
            <text:p>263.283<text:s/></text:p>
          </table:table-cell>
          <table:table-cell office:value-type="float" office:value="1478476.31" table:style-name="ce17">
            <text:p>1.478.476<text:s/></text:p>
          </table:table-cell>
          <table:table-cell office:value-type="float" office:value="4701966.7" table:style-name="ce17">
            <text:p>4.701.967<text:s/></text:p>
          </table:table-cell>
          <table:table-cell office:value-type="float" office:value="409939.63" table:style-name="ce17">
            <text:p>409.940<text:s/></text:p>
          </table:table-cell>
          <table:table-cell office:value-type="float" office:value="14357477.840000002" table:style-name="ce17">
            <text:p>14.357.478<text:s/></text:p>
          </table:table-cell>
          <table:table-cell office:value-type="float" office:value="10521133.470000001" table:style-name="ce17">
            <text:p>10.521.133<text:s/></text:p>
          </table:table-cell>
          <table:table-cell office:value-type="float" office:value="200007463.50000003" table:style-name="ce17">
            <text:p>200.007.464<text:s/></text:p>
          </table:table-cell>
          <table:table-cell office:value-type="float" office:value="6598146.7400000002" table:style-name="ce17">
            <text:p>6.598.147<text:s/></text:p>
          </table:table-cell>
          <table:table-cell office:value-type="float" office:value="7181629.25" table:style-name="ce17">
            <text:p>7.181.629<text:s/></text:p>
          </table:table-cell>
          <table:table-cell office:value-type="float" office:value="1998202.0900000003" table:style-name="ce17">
            <text:p>1.998.202<text:s/></text:p>
          </table:table-cell>
          <table:table-cell office:value-type="float" office:value="30978918.34" table:style-name="ce17">
            <text:p>30.978.918<text:s/></text:p>
          </table:table-cell>
          <table:table-cell office:value-type="float" office:value="3359285.55" table:style-name="ce17">
            <text:p>3.359.286<text:s/></text:p>
          </table:table-cell>
          <table:table-cell office:value-type="float" office:value="4467475.76" table:style-name="ce17">
            <text:p>4.467.476<text:s/></text:p>
          </table:table-cell>
          <table:table-cell office:value-type="float" office:value="4082306.6399999997" table:style-name="ce17">
            <text:p>4.082.307<text:s/></text:p>
          </table:table-cell>
          <table:table-cell office:value-type="float" office:value="1475435.5" table:style-name="ce17">
            <text:p>1.475.436<text:s/></text:p>
          </table:table-cell>
          <table:table-cell office:value-type="float" office:value="7934221.3000000007" table:style-name="ce17">
            <text:p>7.934.221<text:s/></text:p>
          </table:table-cell>
          <table:table-cell office:value-type="float" office:value="1476041.1400000001" table:style-name="ce17">
            <text:p>1.476.041<text:s/></text:p>
          </table:table-cell>
          <table:table-cell office:value-type="float" office:value="22987017.849999998" table:style-name="ce17">
            <text:p>22.987.018<text:s/></text:p>
          </table:table-cell>
          <table:table-cell office:value-type="float" office:value="97253514.479999989" table:style-name="ce17">
            <text:p>97.253.514<text:s/></text:p>
          </table:table-cell>
          <table:table-cell office:value-type="float" office:value="1677347.9000000001" table:style-name="ce17">
            <text:p>1.677.348<text:s/></text:p>
          </table:table-cell>
          <table:table-cell office:value-type="float" office:value="807471.48" table:style-name="ce17">
            <text:p>807.471<text:s/></text:p>
          </table:table-cell>
          <table:table-cell office:value-type="float" office:value="146102.57999999999" table:style-name="ce17">
            <text:p>146.103<text:s/></text:p>
          </table:table-cell>
          <table:table-cell office:value-type="float" office:value="45979521.369999997" table:style-name="ce17">
            <text:p>45.979.521<text:s/></text:p>
          </table:table-cell>
          <table:table-cell office:value-type="float" office:value="16825491.66" table:style-name="ce17">
            <text:p>16.825.492<text:s/></text:p>
          </table:table-cell>
          <table:table-cell office:value-type="float" office:value="1751066.5699999998" table:style-name="ce17">
            <text:p>1.751.067<text:s/></text:p>
          </table:table-cell>
          <table:table-cell office:value-type="float" office:value="462886319.32999998" table:style-name="ce17">
            <text:p>462.886.319<text:s/></text:p>
          </table:table-cell>
          <table:table-cell office:value-type="float" office:value="570393.35000000009" table:style-name="ce17">
            <text:p>570.393<text:s/></text:p>
          </table:table-cell>
          <table:table-cell office:value-type="float" office:value="952175649.33000004" table:style-name="ce18">
            <text:p>952.175.6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53726.4" table:style-name="ce17">
            <text:p>453.726<text:s/></text:p>
          </table:table-cell>
          <table:table-cell office:value-type="float" office:value="854488.71" table:style-name="ce17">
            <text:p>854.489<text:s/></text:p>
          </table:table-cell>
          <table:table-cell office:value-type="float" office:value="2567734.5099999998" table:style-name="ce17">
            <text:p>2.567.735<text:s/></text:p>
          </table:table-cell>
          <table:table-cell office:value-type="float" office:value="186258.1" table:style-name="ce17">
            <text:p>186.258<text:s/></text:p>
          </table:table-cell>
          <table:table-cell office:value-type="float" office:value="4578636.99" table:style-name="ce17">
            <text:p>4.578.637<text:s/></text:p>
          </table:table-cell>
          <table:table-cell office:value-type="float" office:value="3799399.54" table:style-name="ce17">
            <text:p>3.799.400<text:s/></text:p>
          </table:table-cell>
          <table:table-cell office:value-type="float" office:value="436040555.25" table:style-name="ce17">
            <text:p>436.040.555<text:s/></text:p>
          </table:table-cell>
          <table:table-cell office:value-type="float" office:value="14661007.65" table:style-name="ce17">
            <text:p>14.661.008<text:s/></text:p>
          </table:table-cell>
          <table:table-cell office:value-type="float" office:value="8191738.4100000001" table:style-name="ce17">
            <text:p>8.191.738<text:s/></text:p>
          </table:table-cell>
          <table:table-cell office:value-type="float" office:value="655429.81000000006" table:style-name="ce17">
            <text:p>655.430<text:s/></text:p>
          </table:table-cell>
          <table:table-cell office:value-type="float" office:value="87750437.430000007" table:style-name="ce17">
            <text:p>87.750.437<text:s/></text:p>
          </table:table-cell>
          <table:table-cell office:value-type="float" office:value="4221431.42" table:style-name="ce17">
            <text:p>4.221.431<text:s/></text:p>
          </table:table-cell>
          <table:table-cell office:value-type="float" office:value="9927499.8499999996" table:style-name="ce17">
            <text:p>9.927.500<text:s/></text:p>
          </table:table-cell>
          <table:table-cell office:value-type="float" office:value="9631272.4800000004" table:style-name="ce17">
            <text:p>9.631.272<text:s/></text:p>
          </table:table-cell>
          <table:table-cell office:value-type="float" office:value="1713226.72" table:style-name="ce17">
            <text:p>1.713.227<text:s/></text:p>
          </table:table-cell>
          <table:table-cell office:value-type="float" office:value="10659881.710000001" table:style-name="ce17">
            <text:p>10.659.882<text:s/></text:p>
          </table:table-cell>
          <table:table-cell office:value-type="float" office:value="451932.51" table:style-name="ce17">
            <text:p>451.933<text:s/></text:p>
          </table:table-cell>
          <table:table-cell office:value-type="float" office:value="54079055.049999997" table:style-name="ce17">
            <text:p>54.079.055<text:s/></text:p>
          </table:table-cell>
          <table:table-cell office:value-type="float" office:value="125677004.39" table:style-name="ce17">
            <text:p>125.677.004<text:s/></text:p>
          </table:table-cell>
          <table:table-cell office:value-type="float" office:value="1642282.18" table:style-name="ce17">
            <text:p>1.642.282<text:s/></text:p>
          </table:table-cell>
          <table:table-cell office:value-type="float" office:value="5148728.18" table:style-name="ce17">
            <text:p>5.148.728<text:s/></text:p>
          </table:table-cell>
          <table:table-cell office:value-type="float" office:value="123876.6" table:style-name="ce17">
            <text:p>123.877<text:s/></text:p>
          </table:table-cell>
          <table:table-cell office:value-type="float" office:value="84378903.760000005" table:style-name="ce17">
            <text:p>84.378.904<text:s/></text:p>
          </table:table-cell>
          <table:table-cell office:value-type="float" office:value="22519426.960000001" table:style-name="ce17">
            <text:p>22.519.427<text:s/></text:p>
          </table:table-cell>
          <table:table-cell office:value-type="float" office:value="2825374.16" table:style-name="ce17">
            <text:p>2.825.374<text:s/></text:p>
          </table:table-cell>
          <table:table-cell office:value-type="float" office:value="1984960880.8" table:style-name="ce17">
            <text:p>1.984.960.881<text:s/></text:p>
          </table:table-cell>
          <table:table-cell office:value-type="float" office:value="162002.46" table:style-name="ce17">
            <text:p>162.002<text:s/></text:p>
          </table:table-cell>
          <table:table-cell office:value-type="float" office:value="2877862192.0299997" table:style-name="ce18">
            <text:p>2.877.862.1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544346.68000000005" table:style-name="ce17">
            <text:p>544.347<text:s/></text:p>
          </table:table-cell>
          <table:table-cell office:value-type="float" office:value="1540040.56" table:style-name="ce17">
            <text:p>1.540.041<text:s/></text:p>
          </table:table-cell>
          <table:table-cell office:value-type="float" office:value="951184.85" table:style-name="ce17">
            <text:p>951.185<text:s/></text:p>
          </table:table-cell>
          <table:table-cell office:value-type="float" office:value="586335.77" table:style-name="ce17">
            <text:p>586.336<text:s/></text:p>
          </table:table-cell>
          <table:table-cell office:value-type="float" office:value="32636216.780000001" table:style-name="ce17">
            <text:p>32.636.217<text:s/></text:p>
          </table:table-cell>
          <table:table-cell office:value-type="float" office:value="1719877.93" table:style-name="ce17">
            <text:p>1.719.878<text:s/></text:p>
          </table:table-cell>
          <table:table-cell office:value-type="float" office:value="605404.84" table:style-name="ce17">
            <text:p>605.405<text:s/></text:p>
          </table:table-cell>
          <table:table-cell office:value-type="float" office:value="7261135.6200000001" table:style-name="ce17">
            <text:p>7.261.136<text:s/></text:p>
          </table:table-cell>
          <table:table-cell office:value-type="float" office:value="83781441.290000007" table:style-name="ce17">
            <text:p>83.781.441<text:s/></text:p>
          </table:table-cell>
          <table:table-cell office:value-type="float" office:value="6860982.0599999996" table:style-name="ce17">
            <text:p>6.860.982<text:s/></text:p>
          </table:table-cell>
          <table:table-cell office:value-type="float" office:value="89566685.980000004" table:style-name="ce17">
            <text:p>89.566.686<text:s/></text:p>
          </table:table-cell>
          <table:table-cell office:value-type="float" office:value="112077084.61" table:style-name="ce17">
            <text:p>112.077.085<text:s/></text:p>
          </table:table-cell>
          <table:table-cell office:value-type="float" office:value="101311711.22" table:style-name="ce17">
            <text:p>101.311.711<text:s/></text:p>
          </table:table-cell>
          <table:table-cell office:value-type="float" office:value="19406362.57" table:style-name="ce17">
            <text:p>19.406.363<text:s/></text:p>
          </table:table-cell>
          <table:table-cell office:value-type="float" office:value="1135057.5" table:style-name="ce17">
            <text:p>1.135.058<text:s/></text:p>
          </table:table-cell>
          <table:table-cell office:value-type="float" office:value="2903796.92" table:style-name="ce17">
            <text:p>2.903.797<text:s/></text:p>
          </table:table-cell>
          <table:table-cell office:value-type="float" office:value="6494655.4299999997" table:style-name="ce17">
            <text:p>6.494.655<text:s/></text:p>
          </table:table-cell>
          <table:table-cell office:value-type="float" office:value="92170525.040000007" table:style-name="ce17">
            <text:p>92.170.525<text:s/></text:p>
          </table:table-cell>
          <table:table-cell office:value-type="float" office:value="6823320.0999999996" table:style-name="ce17">
            <text:p>6.823.320<text:s/></text:p>
          </table:table-cell>
          <table:table-cell office:value-type="float" office:value="1155345.6200000001" table:style-name="ce17">
            <text:p>1.155.346<text:s/></text:p>
          </table:table-cell>
          <table:table-cell office:value-type="float" office:value="3551317.4" table:style-name="ce17">
            <text:p>3.551.317<text:s/></text:p>
          </table:table-cell>
          <table:table-cell office:value-type="float" office:value="573162.79" table:style-name="ce17">
            <text:p>573.163<text:s/></text:p>
          </table:table-cell>
          <table:table-cell office:value-type="float" office:value="76799467.189999998" table:style-name="ce17">
            <text:p>76.799.467<text:s/></text:p>
          </table:table-cell>
          <table:table-cell office:value-type="float" office:value="18153800.780000001" table:style-name="ce17">
            <text:p>18.153.801<text:s/></text:p>
          </table:table-cell>
          <table:table-cell office:value-type="float" office:value="1480764.81" table:style-name="ce17">
            <text:p>1.480.765<text:s/></text:p>
          </table:table-cell>
          <table:table-cell office:value-type="float" office:value="177325927.75999999" table:style-name="ce17">
            <text:p>177.325.928<text:s/></text:p>
          </table:table-cell>
          <table:table-cell office:value-type="float" office:value="13345400.74" table:style-name="ce17">
            <text:p>13.345.401<text:s/></text:p>
          </table:table-cell>
          <table:table-cell office:value-type="float" office:value="860761352.83999991" table:style-name="ce18">
            <text:p>860.761.3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098784.789999999" table:style-name="ce17">
            <text:p>12.098.785<text:s/></text:p>
          </table:table-cell>
          <table:table-cell office:value-type="float" office:value="46282398.93" table:style-name="ce17">
            <text:p>46.282.399<text:s/></text:p>
          </table:table-cell>
          <table:table-cell office:value-type="float" office:value="328465230.20999998" table:style-name="ce17">
            <text:p>328.465.230<text:s/></text:p>
          </table:table-cell>
          <table:table-cell office:value-type="float" office:value="43601247.960000001" table:style-name="ce17">
            <text:p>43.601.248<text:s/></text:p>
          </table:table-cell>
          <table:table-cell office:value-type="float" office:value="424414770.25999999" table:style-name="ce17">
            <text:p>424.414.770<text:s/></text:p>
          </table:table-cell>
          <table:table-cell office:value-type="float" office:value="291273473.10000002" table:style-name="ce17">
            <text:p>291.273.473<text:s/></text:p>
          </table:table-cell>
          <table:table-cell office:value-type="float" office:value="704887288.18000007" table:style-name="ce17">
            <text:p>704.887.288<text:s/></text:p>
          </table:table-cell>
          <table:table-cell office:value-type="float" office:value="284859878.26999998" table:style-name="ce17">
            <text:p>284.859.878<text:s/></text:p>
          </table:table-cell>
          <table:table-cell office:value-type="float" office:value="244774860.84" table:style-name="ce17">
            <text:p>244.774.861<text:s/></text:p>
          </table:table-cell>
          <table:table-cell office:value-type="float" office:value="250479890.36000001" table:style-name="ce17">
            <text:p>250.479.890<text:s/></text:p>
          </table:table-cell>
          <table:table-cell office:value-type="float" office:value="861529577.20000005" table:style-name="ce17">
            <text:p>861.529.577<text:s/></text:p>
          </table:table-cell>
          <table:table-cell office:value-type="float" office:value="78880640.609999999" table:style-name="ce17">
            <text:p>78.880.641<text:s/></text:p>
          </table:table-cell>
          <table:table-cell office:value-type="float" office:value="121283964.23" table:style-name="ce17">
            <text:p>121.283.964<text:s/></text:p>
          </table:table-cell>
          <table:table-cell office:value-type="float" office:value="118012552.2" table:style-name="ce17">
            <text:p>118.012.552<text:s/></text:p>
          </table:table-cell>
          <table:table-cell office:value-type="float" office:value="68032347.219999999" table:style-name="ce17">
            <text:p>68.032.347<text:s/></text:p>
          </table:table-cell>
          <table:table-cell office:value-type="float" office:value="499053272.55000001" table:style-name="ce17">
            <text:p>499.053.273<text:s/></text:p>
          </table:table-cell>
          <table:table-cell office:value-type="float" office:value="49848293.759999998" table:style-name="ce17">
            <text:p>49.848.294<text:s/></text:p>
          </table:table-cell>
          <table:table-cell office:value-type="float" office:value="1062179267.9400001" table:style-name="ce17">
            <text:p>1.062.179.268<text:s/></text:p>
          </table:table-cell>
          <table:table-cell office:value-type="float" office:value="4036114511.5" table:style-name="ce17">
            <text:p>4.036.114.512<text:s/></text:p>
          </table:table-cell>
          <table:table-cell office:value-type="float" office:value="56530897.200000003" table:style-name="ce17">
            <text:p>56.530.897<text:s/></text:p>
          </table:table-cell>
          <table:table-cell office:value-type="float" office:value="31057119.809999999" table:style-name="ce17">
            <text:p>31.057.120<text:s/></text:p>
          </table:table-cell>
          <table:table-cell office:value-type="float" office:value="12283305.4" table:style-name="ce17">
            <text:p>12.283.305<text:s/></text:p>
          </table:table-cell>
          <table:table-cell office:value-type="float" office:value="953356027.22000003" table:style-name="ce17">
            <text:p>953.356.027<text:s/></text:p>
          </table:table-cell>
          <table:table-cell office:value-type="float" office:value="918369881.10000002" table:style-name="ce17">
            <text:p>918.369.881<text:s/></text:p>
          </table:table-cell>
          <table:table-cell office:value-type="float" office:value="40098930.869999997" table:style-name="ce17">
            <text:p>40.098.931<text:s/></text:p>
          </table:table-cell>
          <table:table-cell office:value-type="float" office:value="7748900642.1199999" table:style-name="ce17">
            <text:p>7.748.900.642<text:s/></text:p>
          </table:table-cell>
          <table:table-cell office:value-type="float" office:value="28007712.18" table:style-name="ce17">
            <text:p>28.007.712<text:s/></text:p>
          </table:table-cell>
          <table:table-cell office:value-type="float" office:value="19314676766.010002" table:style-name="ce18">
            <text:p>19.314.676.7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507.69" table:style-name="ce17">
            <text:p>6.508<text:s/></text:p>
          </table:table-cell>
          <table:table-cell office:value-type="float" office:value="58609.16" table:style-name="ce17">
            <text:p>58.609<text:s/></text:p>
          </table:table-cell>
          <table:table-cell office:value-type="float" office:value="151834.92000000001" table:style-name="ce17">
            <text:p>151.835<text:s/></text:p>
          </table:table-cell>
          <table:table-cell office:value-type="float" office:value="74301.17" table:style-name="ce17">
            <text:p>74.301<text:s/></text:p>
          </table:table-cell>
          <table:table-cell office:value-type="float" office:value="1545145.32" table:style-name="ce17">
            <text:p>1.545.145<text:s/></text:p>
          </table:table-cell>
          <table:table-cell office:value-type="float" office:value="18752944.690000001" table:style-name="ce17">
            <text:p>18.752.945<text:s/></text:p>
          </table:table-cell>
          <table:table-cell office:value-type="float" office:value="228269452.03999999" table:style-name="ce17">
            <text:p>228.269.452<text:s/></text:p>
          </table:table-cell>
          <table:table-cell office:value-type="float" office:value="5874797.2699999996" table:style-name="ce17">
            <text:p>5.874.797<text:s/></text:p>
          </table:table-cell>
          <table:table-cell office:value-type="float" office:value="323008.12" table:style-name="ce17">
            <text:p>323.008<text:s/></text:p>
          </table:table-cell>
          <table:table-cell office:value-type="float" office:value="22046.7" table:style-name="ce17">
            <text:p>22.047<text:s/></text:p>
          </table:table-cell>
          <table:table-cell office:value-type="float" office:value="28548188.449999999" table:style-name="ce17">
            <text:p>28.548.188<text:s/></text:p>
          </table:table-cell>
          <table:table-cell office:value-type="float" office:value="14569.63" table:style-name="ce17">
            <text:p>14.570<text:s/></text:p>
          </table:table-cell>
          <table:table-cell office:value-type="float" office:value="184961.78" table:style-name="ce17">
            <text:p>184.962<text:s/></text:p>
          </table:table-cell>
          <table:table-cell office:value-type="float" office:value="11017647.65" table:style-name="ce17">
            <text:p>11.017.648<text:s/></text:p>
          </table:table-cell>
          <table:table-cell office:value-type="float" office:value="32157.03" table:style-name="ce17">
            <text:p>32.157<text:s/></text:p>
          </table:table-cell>
          <table:table-cell office:value-type="float" office:value="7768547.0700000003" table:style-name="ce17">
            <text:p>7.768.547<text:s/></text:p>
          </table:table-cell>
          <table:table-cell office:value-type="float" office:value="41987.24" table:style-name="ce17">
            <text:p>41.987<text:s/></text:p>
          </table:table-cell>
          <table:table-cell office:value-type="float" office:value="12707116.939999999" table:style-name="ce17">
            <text:p>12.707.117<text:s/></text:p>
          </table:table-cell>
          <table:table-cell office:value-type="float" office:value="130176950.58" table:style-name="ce17">
            <text:p>130.176.951<text:s/></text:p>
          </table:table-cell>
          <table:table-cell office:value-type="float" office:value="94529.34" table:style-name="ce17">
            <text:p>94.529<text:s/></text:p>
          </table:table-cell>
          <table:table-cell office:value-type="float" office:value="73531.75" table:style-name="ce17">
            <text:p>73.532<text:s/></text:p>
          </table:table-cell>
          <table:table-cell office:value-type="float" office:value="6163.37" table:style-name="ce17">
            <text:p>6.163<text:s/></text:p>
          </table:table-cell>
          <table:table-cell office:value-type="float" office:value="40524081.119999997" table:style-name="ce17">
            <text:p>40.524.081<text:s/></text:p>
          </table:table-cell>
          <table:table-cell office:value-type="float" office:value="1401539.19" table:style-name="ce17">
            <text:p>1.401.539<text:s/></text:p>
          </table:table-cell>
          <table:table-cell office:value-type="float" office:value="1848633.63" table:style-name="ce17">
            <text:p>1.848.634<text:s/></text:p>
          </table:table-cell>
          <table:table-cell office:value-type="float" office:value="937793410.99000001" table:style-name="ce17">
            <text:p>937.793.411<text:s/></text:p>
          </table:table-cell>
          <table:table-cell office:value-type="float" office:value="13858.86" table:style-name="ce17">
            <text:p>13.859<text:s/></text:p>
          </table:table-cell>
          <table:table-cell office:value-type="float" office:value="1427326521.6999998" table:style-name="ce18">
            <text:p>1.427.326.5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092277.1" table:style-name="ce17">
            <text:p>12.092.277<text:s/></text:p>
          </table:table-cell>
          <table:table-cell office:value-type="float" office:value="46223789.770000003" table:style-name="ce17">
            <text:p>46.223.790<text:s/></text:p>
          </table:table-cell>
          <table:table-cell office:value-type="float" office:value="328313395.29000008" table:style-name="ce17">
            <text:p>328.313.395<text:s/></text:p>
          </table:table-cell>
          <table:table-cell office:value-type="float" office:value="43526946.789999999" table:style-name="ce17">
            <text:p>43.526.947<text:s/></text:p>
          </table:table-cell>
          <table:table-cell office:value-type="float" office:value="422869624.94" table:style-name="ce17">
            <text:p>422.869.625<text:s/></text:p>
          </table:table-cell>
          <table:table-cell office:value-type="float" office:value="272520528.40999997" table:style-name="ce17">
            <text:p>272.520.528<text:s/></text:p>
          </table:table-cell>
          <table:table-cell office:value-type="float" office:value="476617836.14000005" table:style-name="ce17">
            <text:p>476.617.836<text:s/></text:p>
          </table:table-cell>
          <table:table-cell office:value-type="float" office:value="278985081" table:style-name="ce17">
            <text:p>278.985.081<text:s/></text:p>
          </table:table-cell>
          <table:table-cell office:value-type="float" office:value="244451852.72" table:style-name="ce17">
            <text:p>244.451.853<text:s/></text:p>
          </table:table-cell>
          <table:table-cell office:value-type="float" office:value="250457843.66000003" table:style-name="ce17">
            <text:p>250.457.844<text:s/></text:p>
          </table:table-cell>
          <table:table-cell office:value-type="float" office:value="832981388.75" table:style-name="ce17">
            <text:p>832.981.389<text:s/></text:p>
          </table:table-cell>
          <table:table-cell office:value-type="float" office:value="78866070.980000004" table:style-name="ce17">
            <text:p>78.866.071<text:s/></text:p>
          </table:table-cell>
          <table:table-cell office:value-type="float" office:value="121099002.45" table:style-name="ce17">
            <text:p>121.099.002<text:s/></text:p>
          </table:table-cell>
          <table:table-cell office:value-type="float" office:value="106994904.54999998" table:style-name="ce17">
            <text:p>106.994.905<text:s/></text:p>
          </table:table-cell>
          <table:table-cell office:value-type="float" office:value="68000190.189999998" table:style-name="ce17">
            <text:p>68.000.190<text:s/></text:p>
          </table:table-cell>
          <table:table-cell office:value-type="float" office:value="491284725.47999996" table:style-name="ce17">
            <text:p>491.284.725<text:s/></text:p>
          </table:table-cell>
          <table:table-cell office:value-type="float" office:value="49806306.519999996" table:style-name="ce17">
            <text:p>49.806.307<text:s/></text:p>
          </table:table-cell>
          <table:table-cell office:value-type="float" office:value="1049472151" table:style-name="ce17">
            <text:p>1.049.472.151<text:s/></text:p>
          </table:table-cell>
          <table:table-cell office:value-type="float" office:value="3905937560.9200001" table:style-name="ce17">
            <text:p>3.905.937.561<text:s/></text:p>
          </table:table-cell>
          <table:table-cell office:value-type="float" office:value="56436367.859999992" table:style-name="ce17">
            <text:p>56.436.368<text:s/></text:p>
          </table:table-cell>
          <table:table-cell office:value-type="float" office:value="30983588.059999999" table:style-name="ce17">
            <text:p>30.983.588<text:s/></text:p>
          </table:table-cell>
          <table:table-cell office:value-type="float" office:value="12277142.029999999" table:style-name="ce17">
            <text:p>12.277.142<text:s/></text:p>
          </table:table-cell>
          <table:table-cell office:value-type="float" office:value="912831946.10000002" table:style-name="ce17">
            <text:p>912.831.946<text:s/></text:p>
          </table:table-cell>
          <table:table-cell office:value-type="float" office:value="916968341.91000009" table:style-name="ce17">
            <text:p>916.968.342<text:s/></text:p>
          </table:table-cell>
          <table:table-cell office:value-type="float" office:value="38250297.240000002" table:style-name="ce17">
            <text:p>38.250.297<text:s/></text:p>
          </table:table-cell>
          <table:table-cell office:value-type="float" office:value="6811107231.1300001" table:style-name="ce17">
            <text:p>6.811.107.231<text:s/></text:p>
          </table:table-cell>
          <table:table-cell office:value-type="float" office:value="27993853.32" table:style-name="ce17">
            <text:p>27.993.853<text:s/></text:p>
          </table:table-cell>
          <table:table-cell office:value-type="float" office:value="17887350244.310001" table:style-name="ce18">
            <text:p>17.887.350.2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843097.26" table:style-name="ce17">
            <text:p>3.843.097<text:s/></text:p>
          </table:table-cell>
          <table:table-cell office:value-type="float" office:value="14904428.060000001" table:style-name="ce17">
            <text:p>14.904.428<text:s/></text:p>
          </table:table-cell>
          <table:table-cell office:value-type="float" office:value="84749534.189999998" table:style-name="ce17">
            <text:p>84.749.534<text:s/></text:p>
          </table:table-cell>
          <table:table-cell office:value-type="float" office:value="11456513.92" table:style-name="ce17">
            <text:p>11.456.514<text:s/></text:p>
          </table:table-cell>
          <table:table-cell office:value-type="float" office:value="126274291.8" table:style-name="ce17">
            <text:p>126.274.292<text:s/></text:p>
          </table:table-cell>
          <table:table-cell office:value-type="float" office:value="82173911.180000007" table:style-name="ce17">
            <text:p>82.173.911<text:s/></text:p>
          </table:table-cell>
          <table:table-cell office:value-type="float" office:value="322385708.63999999" table:style-name="ce17">
            <text:p>322.385.709<text:s/></text:p>
          </table:table-cell>
          <table:table-cell office:value-type="float" office:value="79477442.040000007" table:style-name="ce17">
            <text:p>79.477.442<text:s/></text:p>
          </table:table-cell>
          <table:table-cell office:value-type="float" office:value="68530565.569999993" table:style-name="ce17">
            <text:p>68.530.566<text:s/></text:p>
          </table:table-cell>
          <table:table-cell office:value-type="float" office:value="65289847.490000002" table:style-name="ce17">
            <text:p>65.289.847<text:s/></text:p>
          </table:table-cell>
          <table:table-cell office:value-type="float" office:value="228639057.09999999" table:style-name="ce17">
            <text:p>228.639.057<text:s/></text:p>
          </table:table-cell>
          <table:table-cell office:value-type="float" office:value="29299154.940000001" table:style-name="ce17">
            <text:p>29.299.155<text:s/></text:p>
          </table:table-cell>
          <table:table-cell office:value-type="float" office:value="45695071.880000003" table:style-name="ce17">
            <text:p>45.695.072<text:s/></text:p>
          </table:table-cell>
          <table:table-cell office:value-type="float" office:value="37728417.670000002" table:style-name="ce17">
            <text:p>37.728.418<text:s/></text:p>
          </table:table-cell>
          <table:table-cell office:value-type="float" office:value="22648589.719999999" table:style-name="ce17">
            <text:p>22.648.590<text:s/></text:p>
          </table:table-cell>
          <table:table-cell office:value-type="float" office:value="120369469.62" table:style-name="ce17">
            <text:p>120.369.470<text:s/></text:p>
          </table:table-cell>
          <table:table-cell office:value-type="float" office:value="17898393.030000001" table:style-name="ce17">
            <text:p>17.898.393<text:s/></text:p>
          </table:table-cell>
          <table:table-cell office:value-type="float" office:value="280949682.24000001" table:style-name="ce17">
            <text:p>280.949.682<text:s/></text:p>
          </table:table-cell>
          <table:table-cell office:value-type="float" office:value="967185012" table:style-name="ce17">
            <text:p>967.185.012<text:s/></text:p>
          </table:table-cell>
          <table:table-cell office:value-type="float" office:value="23099816.09" table:style-name="ce17">
            <text:p>23.099.816<text:s/></text:p>
          </table:table-cell>
          <table:table-cell office:value-type="float" office:value="14607663.640000001" table:style-name="ce17">
            <text:p>14.607.664<text:s/></text:p>
          </table:table-cell>
          <table:table-cell office:value-type="float" office:value="7107454.2800000003" table:style-name="ce17">
            <text:p>7.107.454<text:s/></text:p>
          </table:table-cell>
          <table:table-cell office:value-type="float" office:value="259198487.06" table:style-name="ce17">
            <text:p>259.198.487<text:s/></text:p>
          </table:table-cell>
          <table:table-cell office:value-type="float" office:value="223863825.21000001" table:style-name="ce17">
            <text:p>223.863.825<text:s/></text:p>
          </table:table-cell>
          <table:table-cell office:value-type="float" office:value="15162653.859999999" table:style-name="ce17">
            <text:p>15.162.654<text:s/></text:p>
          </table:table-cell>
          <table:table-cell office:value-type="float" office:value="1852498197.22" table:style-name="ce17">
            <text:p>1.852.498.197<text:s/></text:p>
          </table:table-cell>
          <table:table-cell office:value-type="float" office:value="11915686.779999999" table:style-name="ce17">
            <text:p>11.915.687<text:s/></text:p>
          </table:table-cell>
          <table:table-cell office:value-type="float" office:value="5016951972.4899998" table:style-name="ce18">
            <text:p>5.016.951.9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49.76" table:style-name="ce17">
            <text:p>1.050<text:s/></text:p>
          </table:table-cell>
          <table:table-cell office:value-type="float" office:value="9651.64" table:style-name="ce17">
            <text:p>9.652<text:s/></text:p>
          </table:table-cell>
          <table:table-cell office:value-type="float" office:value="24787.67" table:style-name="ce17">
            <text:p>24.788<text:s/></text:p>
          </table:table-cell>
          <table:table-cell office:value-type="float" office:value="12069.99" table:style-name="ce17">
            <text:p>12.070<text:s/></text:p>
          </table:table-cell>
          <table:table-cell office:value-type="float" office:value="250826.73" table:style-name="ce17">
            <text:p>250.827<text:s/></text:p>
          </table:table-cell>
          <table:table-cell office:value-type="float" office:value="3059967.91" table:style-name="ce17">
            <text:p>3.059.968<text:s/></text:p>
          </table:table-cell>
          <table:table-cell office:value-type="float" office:value="38733827.170000002" table:style-name="ce17">
            <text:p>38.733.827<text:s/></text:p>
          </table:table-cell>
          <table:table-cell office:value-type="float" office:value="980198.54" table:style-name="ce17">
            <text:p>980.199<text:s/></text:p>
          </table:table-cell>
          <table:table-cell office:value-type="float" office:value="53169.32" table:style-name="ce17">
            <text:p>53.169<text:s/></text:p>
          </table:table-cell>
          <table:table-cell office:value-type="float" office:value="3972.21" table:style-name="ce17">
            <text:p>3.972<text:s/></text:p>
          </table:table-cell>
          <table:table-cell office:value-type="float" office:value="4516116.04" table:style-name="ce17">
            <text:p>4.516.116<text:s/></text:p>
          </table:table-cell>
          <table:table-cell office:value-type="float" office:value="2371.89" table:style-name="ce17">
            <text:p>2.372<text:s/></text:p>
          </table:table-cell>
          <table:table-cell office:value-type="float" office:value="32275.57" table:style-name="ce17">
            <text:p>32.276<text:s/></text:p>
          </table:table-cell>
          <table:table-cell office:value-type="float" office:value="1796077.54" table:style-name="ce17">
            <text:p>1.796.078<text:s/></text:p>
          </table:table-cell>
          <table:table-cell office:value-type="float" office:value="5463.13" table:style-name="ce17">
            <text:p>5.463<text:s/></text:p>
          </table:table-cell>
          <table:table-cell office:value-type="float" office:value="1278581.6399999999" table:style-name="ce17">
            <text:p>1.278.582<text:s/></text:p>
          </table:table-cell>
          <table:table-cell office:value-type="float" office:value="8157.73" table:style-name="ce17">
            <text:p>8.158<text:s/></text:p>
          </table:table-cell>
          <table:table-cell office:value-type="float" office:value="2081933.45" table:style-name="ce17">
            <text:p>2.081.933<text:s/></text:p>
          </table:table-cell>
          <table:table-cell office:value-type="float" office:value="19177464.059999999" table:style-name="ce17">
            <text:p>19.177.464<text:s/></text:p>
          </table:table-cell>
          <table:table-cell office:value-type="float" office:value="15255.97" table:style-name="ce17">
            <text:p>15.256<text:s/></text:p>
          </table:table-cell>
          <table:table-cell office:value-type="float" office:value="11647.57" table:style-name="ce17">
            <text:p>11.648<text:s/></text:p>
          </table:table-cell>
          <table:table-cell office:value-type="float" office:value="870.24" table:style-name="ce17">
            <text:p>870<text:s/></text:p>
          </table:table-cell>
          <table:table-cell office:value-type="float" office:value="6861539.3499999996" table:style-name="ce17">
            <text:p>6.861.539<text:s/></text:p>
          </table:table-cell>
          <table:table-cell office:value-type="float" office:value="237893.09" table:style-name="ce17">
            <text:p>237.893<text:s/></text:p>
          </table:table-cell>
          <table:table-cell office:value-type="float" office:value="313059.03999999998" table:style-name="ce17">
            <text:p>313.059<text:s/></text:p>
          </table:table-cell>
          <table:table-cell office:value-type="float" office:value="152012738.34" table:style-name="ce17">
            <text:p>152.012.738<text:s/></text:p>
          </table:table-cell>
          <table:table-cell office:value-type="float" office:value="2500.84" table:style-name="ce17">
            <text:p>2.501<text:s/></text:p>
          </table:table-cell>
          <table:table-cell office:value-type="float" office:value="231483466.43000001" table:style-name="ce18">
            <text:p>231.483.4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842047.5" table:style-name="ce17">
            <text:p>3.842.048<text:s/></text:p>
          </table:table-cell>
          <table:table-cell office:value-type="float" office:value="14894776.42" table:style-name="ce17">
            <text:p>14.894.776<text:s/></text:p>
          </table:table-cell>
          <table:table-cell office:value-type="float" office:value="84724746.519999996" table:style-name="ce17">
            <text:p>84.724.747<text:s/></text:p>
          </table:table-cell>
          <table:table-cell office:value-type="float" office:value="11444443.930000002" table:style-name="ce17">
            <text:p>11.444.444<text:s/></text:p>
          </table:table-cell>
          <table:table-cell office:value-type="float" office:value="126023465.07000001" table:style-name="ce17">
            <text:p>126.023.465<text:s/></text:p>
          </table:table-cell>
          <table:table-cell office:value-type="float" office:value="79113943.270000011" table:style-name="ce17">
            <text:p>79.113.943<text:s/></text:p>
          </table:table-cell>
          <table:table-cell office:value-type="float" office:value="283651881.47000003" table:style-name="ce17">
            <text:p>283.651.881<text:s/></text:p>
          </table:table-cell>
          <table:table-cell office:value-type="float" office:value="78497243.5" table:style-name="ce17">
            <text:p>78.497.244<text:s/></text:p>
          </table:table-cell>
          <table:table-cell office:value-type="float" office:value="68477396.25" table:style-name="ce17">
            <text:p>68.477.396<text:s/></text:p>
          </table:table-cell>
          <table:table-cell office:value-type="float" office:value="65285875.279999994" table:style-name="ce17">
            <text:p>65.285.875<text:s/></text:p>
          </table:table-cell>
          <table:table-cell office:value-type="float" office:value="224122941.06000003" table:style-name="ce17">
            <text:p>224.122.941<text:s/></text:p>
          </table:table-cell>
          <table:table-cell office:value-type="float" office:value="29296783.050000001" table:style-name="ce17">
            <text:p>29.296.783<text:s/></text:p>
          </table:table-cell>
          <table:table-cell office:value-type="float" office:value="45662796.310000002" table:style-name="ce17">
            <text:p>45.662.796<text:s/></text:p>
          </table:table-cell>
          <table:table-cell office:value-type="float" office:value="35932340.129999995" table:style-name="ce17">
            <text:p>35.932.340<text:s/></text:p>
          </table:table-cell>
          <table:table-cell office:value-type="float" office:value="22643126.59" table:style-name="ce17">
            <text:p>22.643.127<text:s/></text:p>
          </table:table-cell>
          <table:table-cell office:value-type="float" office:value="119090887.97999999" table:style-name="ce17">
            <text:p>119.090.888<text:s/></text:p>
          </table:table-cell>
          <table:table-cell office:value-type="float" office:value="17890235.299999997" table:style-name="ce17">
            <text:p>17.890.235<text:s/></text:p>
          </table:table-cell>
          <table:table-cell office:value-type="float" office:value="278867748.78999996" table:style-name="ce17">
            <text:p>278.867.749<text:s/></text:p>
          </table:table-cell>
          <table:table-cell office:value-type="float" office:value="948007547.94000006" table:style-name="ce17">
            <text:p>948.007.548<text:s/></text:p>
          </table:table-cell>
          <table:table-cell office:value-type="float" office:value="23084560.119999997" table:style-name="ce17">
            <text:p>23.084.560<text:s/></text:p>
          </table:table-cell>
          <table:table-cell office:value-type="float" office:value="14596016.07" table:style-name="ce17">
            <text:p>14.596.016<text:s/></text:p>
          </table:table-cell>
          <table:table-cell office:value-type="float" office:value="7106584.04" table:style-name="ce17">
            <text:p>7.106.584<text:s/></text:p>
          </table:table-cell>
          <table:table-cell office:value-type="float" office:value="252336947.70999998" table:style-name="ce17">
            <text:p>252.336.948<text:s/></text:p>
          </table:table-cell>
          <table:table-cell office:value-type="float" office:value="223625932.12" table:style-name="ce17">
            <text:p>223.625.932<text:s/></text:p>
          </table:table-cell>
          <table:table-cell office:value-type="float" office:value="14849594.82" table:style-name="ce17">
            <text:p>14.849.595<text:s/></text:p>
          </table:table-cell>
          <table:table-cell office:value-type="float" office:value="1700485458.8800001" table:style-name="ce17">
            <text:p>1.700.485.459<text:s/></text:p>
          </table:table-cell>
          <table:table-cell office:value-type="float" office:value="11913185.940000001" table:style-name="ce17">
            <text:p>11.913.186<text:s/></text:p>
          </table:table-cell>
          <table:table-cell office:value-type="float" office:value="4785468506.0600004" table:style-name="ce18">
            <text:p>4.785.468.5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114885.46" table:style-name="ce17">
            <text:p>3.114.885<text:s/></text:p>
          </table:table-cell>
          <table:table-cell office:value-type="float" office:value="9112616.25" table:style-name="ce17">
            <text:p>9.112.616<text:s/></text:p>
          </table:table-cell>
          <table:table-cell office:value-type="float" office:value="100898336.12" table:style-name="ce17">
            <text:p>100.898.336<text:s/></text:p>
          </table:table-cell>
          <table:table-cell office:value-type="float" office:value="2242130.5699999998" table:style-name="ce17">
            <text:p>2.242.131<text:s/></text:p>
          </table:table-cell>
          <table:table-cell office:value-type="float" office:value="88795607.510000005" table:style-name="ce17">
            <text:p>88.795.608<text:s/></text:p>
          </table:table-cell>
          <table:table-cell office:value-type="float" office:value="61978536.560000002" table:style-name="ce17">
            <text:p>61.978.537<text:s/></text:p>
          </table:table-cell>
          <table:table-cell office:value-type="float" office:value="331849374.76000005" table:style-name="ce17">
            <text:p>331.849.375<text:s/></text:p>
          </table:table-cell>
          <table:table-cell office:value-type="float" office:value="45477559.149999999" table:style-name="ce17">
            <text:p>45.477.559<text:s/></text:p>
          </table:table-cell>
          <table:table-cell office:value-type="float" office:value="85577127.549999997" table:style-name="ce17">
            <text:p>85.577.128<text:s/></text:p>
          </table:table-cell>
          <table:table-cell office:value-type="float" office:value="26765822.469999999" table:style-name="ce17">
            <text:p>26.765.822<text:s/></text:p>
          </table:table-cell>
          <table:table-cell office:value-type="float" office:value="198938223.52000001" table:style-name="ce17">
            <text:p>198.938.224<text:s/></text:p>
          </table:table-cell>
          <table:table-cell office:value-type="float" office:value="21525076.899999999" table:style-name="ce17">
            <text:p>21.525.077<text:s/></text:p>
          </table:table-cell>
          <table:table-cell office:value-type="float" office:value="29571786.809999999" table:style-name="ce17">
            <text:p>29.571.787<text:s/></text:p>
          </table:table-cell>
          <table:table-cell office:value-type="float" office:value="43645886.310000002" table:style-name="ce17">
            <text:p>43.645.886<text:s/></text:p>
          </table:table-cell>
          <table:table-cell office:value-type="float" office:value="15903373.560000001" table:style-name="ce17">
            <text:p>15.903.374<text:s/></text:p>
          </table:table-cell>
          <table:table-cell office:value-type="float" office:value="67186049.319999993" table:style-name="ce17">
            <text:p>67.186.049<text:s/></text:p>
          </table:table-cell>
          <table:table-cell office:value-type="float" office:value="13393486.939999999" table:style-name="ce17">
            <text:p>13.393.487<text:s/></text:p>
          </table:table-cell>
          <table:table-cell office:value-type="float" office:value="193060314.37" table:style-name="ce17">
            <text:p>193.060.314<text:s/></text:p>
          </table:table-cell>
          <table:table-cell office:value-type="float" office:value="503335928.55000001" table:style-name="ce17">
            <text:p>503.335.929<text:s/></text:p>
          </table:table-cell>
          <table:table-cell office:value-type="float" office:value="15106504.27" table:style-name="ce17">
            <text:p>15.106.504<text:s/></text:p>
          </table:table-cell>
          <table:table-cell office:value-type="float" office:value="9491030.5199999996" table:style-name="ce17">
            <text:p>9.491.031<text:s/></text:p>
          </table:table-cell>
          <table:table-cell office:value-type="float" office:value="3532936" table:style-name="ce17">
            <text:p>3.532.936<text:s/></text:p>
          </table:table-cell>
          <table:table-cell office:value-type="float" office:value="196062681.71000001" table:style-name="ce17">
            <text:p>196.062.682<text:s/></text:p>
          </table:table-cell>
          <table:table-cell office:value-type="float" office:value="173397245.61000001" table:style-name="ce17">
            <text:p>173.397.246<text:s/></text:p>
          </table:table-cell>
          <table:table-cell office:value-type="float" office:value="13601751.039999999" table:style-name="ce17">
            <text:p>13.601.751<text:s/></text:p>
          </table:table-cell>
          <table:table-cell office:value-type="float" office:value="2121410306.46" table:style-name="ce17">
            <text:p>2.121.410.306<text:s/></text:p>
          </table:table-cell>
          <table:table-cell office:value-type="float" office:value="7321623" table:style-name="ce17">
            <text:p>7.321.623<text:s/></text:p>
          </table:table-cell>
          <table:table-cell office:value-type="float" office:value="4382296201.289999" table:style-name="ce18">
            <text:p>4.382.296.2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8781.8799999999992" table:style-name="ce17">
            <text:p>8.782<text:s/></text:p>
          </table:table-cell>
          <table:table-cell office:value-type="float" office:value="19820.400000000001" table:style-name="ce17">
            <text:p>19.820<text:s/></text:p>
          </table:table-cell>
          <table:table-cell office:value-type="float" office:value="148690.21" table:style-name="ce17">
            <text:p>148.690<text:s/></text:p>
          </table:table-cell>
          <table:table-cell office:value-type="float" office:value="4863.05" table:style-name="ce17">
            <text:p>4.863<text:s/></text:p>
          </table:table-cell>
          <table:table-cell office:value-type="float" office:value="625107.36" table:style-name="ce17">
            <text:p>625.107<text:s/></text:p>
          </table:table-cell>
          <table:table-cell office:value-type="float" office:value="74346.02" table:style-name="ce17">
            <text:p>74.346<text:s/></text:p>
          </table:table-cell>
          <table:table-cell office:value-type="float" office:value="190890443.13999999" table:style-name="ce17">
            <text:p>190.890.443<text:s/></text:p>
          </table:table-cell>
          <table:table-cell office:value-type="float" office:value="1128302.7" table:style-name="ce17">
            <text:p>1.128.303<text:s/></text:p>
          </table:table-cell>
          <table:table-cell office:value-type="float" office:value="105248.99" table:style-name="ce17">
            <text:p>105.249<text:s/></text:p>
          </table:table-cell>
          <table:table-cell office:value-type="float" office:value="112.94" table:style-name="ce17">
            <text:p>113<text:s/></text:p>
          </table:table-cell>
          <table:table-cell office:value-type="float" office:value="7730201.3499999996" table:style-name="ce17">
            <text:p>7.730.201<text:s/></text:p>
          </table:table-cell>
          <table:table-cell office:value-type="float" office:value="82923.06" table:style-name="ce17">
            <text:p>82.923<text:s/></text:p>
          </table:table-cell>
          <table:table-cell office:value-type="float" office:value="277483.69" table:style-name="ce17">
            <text:p>277.484<text:s/></text:p>
          </table:table-cell>
          <table:table-cell office:value-type="float" office:value="10611715.68" table:style-name="ce17">
            <text:p>10.611.716<text:s/></text:p>
          </table:table-cell>
          <table:table-cell office:value-type="float" office:value="5388.28" table:style-name="ce17">
            <text:p>5.388<text:s/></text:p>
          </table:table-cell>
          <table:table-cell office:value-type="float" office:value="6834816.5800000001" table:style-name="ce17">
            <text:p>6.834.817<text:s/></text:p>
          </table:table-cell>
          <table:table-cell office:value-type="float" office:value="552.77" table:style-name="ce17">
            <text:p>553<text:s/></text:p>
          </table:table-cell>
          <table:table-cell office:value-type="float" office:value="17957767.32" table:style-name="ce17">
            <text:p>17.957.767<text:s/></text:p>
          </table:table-cell>
          <table:table-cell office:value-type="float" office:value="114518811.28" table:style-name="ce17">
            <text:p>114.518.811<text:s/></text:p>
          </table:table-cell>
          <table:table-cell office:value-type="float" office:value="38353.42" table:style-name="ce17">
            <text:p>38.353<text:s/></text:p>
          </table:table-cell>
          <table:table-cell office:value-type="float" office:value="21509.07" table:style-name="ce17">
            <text:p>21.5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663709.370000001" table:style-name="ce17">
            <text:p>26.663.709<text:s/></text:p>
          </table:table-cell>
          <table:table-cell office:value-type="float" office:value="1190610.23" table:style-name="ce17">
            <text:p>1.190.610<text:s/></text:p>
          </table:table-cell>
          <table:table-cell office:value-type="float" office:value="1382263.23" table:style-name="ce17">
            <text:p>1.382.263<text:s/></text:p>
          </table:table-cell>
          <table:table-cell office:value-type="float" office:value="631327001.76999998" table:style-name="ce17">
            <text:p>631.327.002<text:s/></text:p>
          </table:table-cell>
          <table:table-cell office:value-type="float" office:value="6756.11" table:style-name="ce17">
            <text:p>6.756<text:s/></text:p>
          </table:table-cell>
          <table:table-cell office:value-type="float" office:value="1011655579.9" table:style-name="ce18">
            <text:p>1.011.655.5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106103.58" table:style-name="ce17">
            <text:p>3.106.104<text:s/></text:p>
          </table:table-cell>
          <table:table-cell office:value-type="float" office:value="9092795.8499999996" table:style-name="ce17">
            <text:p>9.092.796<text:s/></text:p>
          </table:table-cell>
          <table:table-cell office:value-type="float" office:value="100749645.91" table:style-name="ce17">
            <text:p>100.749.646<text:s/></text:p>
          </table:table-cell>
          <table:table-cell office:value-type="float" office:value="2237267.52" table:style-name="ce17">
            <text:p>2.237.268<text:s/></text:p>
          </table:table-cell>
          <table:table-cell office:value-type="float" office:value="88170500.149999991" table:style-name="ce17">
            <text:p>88.170.500<text:s/></text:p>
          </table:table-cell>
          <table:table-cell office:value-type="float" office:value="61904190.539999999" table:style-name="ce17">
            <text:p>61.904.191<text:s/></text:p>
          </table:table-cell>
          <table:table-cell office:value-type="float" office:value="140958931.62" table:style-name="ce17">
            <text:p>140.958.932<text:s/></text:p>
          </table:table-cell>
          <table:table-cell office:value-type="float" office:value="44349256.450000003" table:style-name="ce17">
            <text:p>44.349.256<text:s/></text:p>
          </table:table-cell>
          <table:table-cell office:value-type="float" office:value="85471878.559999987" table:style-name="ce17">
            <text:p>85.471.879<text:s/></text:p>
          </table:table-cell>
          <table:table-cell office:value-type="float" office:value="26765709.530000001" table:style-name="ce17">
            <text:p>26.765.710<text:s/></text:p>
          </table:table-cell>
          <table:table-cell office:value-type="float" office:value="191208022.17000002" table:style-name="ce17">
            <text:p>191.208.022<text:s/></text:p>
          </table:table-cell>
          <table:table-cell office:value-type="float" office:value="21442153.84" table:style-name="ce17">
            <text:p>21.442.154<text:s/></text:p>
          </table:table-cell>
          <table:table-cell office:value-type="float" office:value="29294303.119999997" table:style-name="ce17">
            <text:p>29.294.303<text:s/></text:p>
          </table:table-cell>
          <table:table-cell office:value-type="float" office:value="33034170.630000003" table:style-name="ce17">
            <text:p>33.034.171<text:s/></text:p>
          </table:table-cell>
          <table:table-cell office:value-type="float" office:value="15897985.279999999" table:style-name="ce17">
            <text:p>15.897.985<text:s/></text:p>
          </table:table-cell>
          <table:table-cell office:value-type="float" office:value="60351232.740000002" table:style-name="ce17">
            <text:p>60.351.233<text:s/></text:p>
          </table:table-cell>
          <table:table-cell office:value-type="float" office:value="13392934.17" table:style-name="ce17">
            <text:p>13.392.934<text:s/></text:p>
          </table:table-cell>
          <table:table-cell office:value-type="float" office:value="175102547.05000001" table:style-name="ce17">
            <text:p>175.102.547<text:s/></text:p>
          </table:table-cell>
          <table:table-cell office:value-type="float" office:value="388817117.26999998" table:style-name="ce17">
            <text:p>388.817.117<text:s/></text:p>
          </table:table-cell>
          <table:table-cell office:value-type="float" office:value="15068150.85" table:style-name="ce17">
            <text:p>15.068.151<text:s/></text:p>
          </table:table-cell>
          <table:table-cell office:value-type="float" office:value="9469521.4499999993" table:style-name="ce17">
            <text:p>9.469.521<text:s/></text:p>
          </table:table-cell>
          <table:table-cell office:value-type="float" office:value="3532936" table:style-name="ce17">
            <text:p>3.532.936<text:s/></text:p>
          </table:table-cell>
          <table:table-cell office:value-type="float" office:value="169398972.34" table:style-name="ce17">
            <text:p>169.398.972<text:s/></text:p>
          </table:table-cell>
          <table:table-cell office:value-type="float" office:value="172206635.38" table:style-name="ce17">
            <text:p>172.206.635<text:s/></text:p>
          </table:table-cell>
          <table:table-cell office:value-type="float" office:value="12219487.810000001" table:style-name="ce17">
            <text:p>12.219.488<text:s/></text:p>
          </table:table-cell>
          <table:table-cell office:value-type="float" office:value="1490083304.6900001" table:style-name="ce17">
            <text:p>1.490.083.305<text:s/></text:p>
          </table:table-cell>
          <table:table-cell office:value-type="float" office:value="7314866.8900000006" table:style-name="ce17">
            <text:p>7.314.867<text:s/></text:p>
          </table:table-cell>
          <table:table-cell office:value-type="float" office:value="3370640621.3899994" table:style-name="ce18">
            <text:p>3.370.640.6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2248.2399999999998" table:style-name="ce17">
            <text:p>2.248<text:s/></text:p>
          </table:table-cell>
          <table:table-cell office:value-type="float" office:value="6386889.6500000004" table:style-name="ce17">
            <text:p>6.386.890<text:s/></text:p>
          </table:table-cell>
          <table:table-cell office:value-type="float" office:value="5441742.9500000002" table:style-name="ce17">
            <text:p>5.441.743<text:s/></text:p>
          </table:table-cell>
          <table:table-cell office:value-type="float" office:value="14803812.42" table:style-name="ce17">
            <text:p>14.803.812<text:s/></text:p>
          </table:table-cell>
          <table:table-cell office:value-type="float" office:value="1353085.6" table:style-name="ce17">
            <text:p>1.353.0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54096.87" table:style-name="ce17">
            <text:p>954.097<text:s/></text:p>
          </table:table-cell>
          <table:table-cell office:value-type="float" office:value="47.79" table:style-name="ce17">
            <text:p>48<text:s/></text:p>
          </table:table-cell>
          <table:table-cell office:value-type="float" office:value="21515345.460000001" table:style-name="ce17">
            <text:p>21.515.345<text:s/></text:p>
          </table:table-cell>
          <table:table-cell office:value-type="float" office:value="4417" table:style-name="ce17">
            <text:p>4.417<text:s/></text:p>
          </table:table-cell>
          <table:table-cell office:value-type="float" office:value="261135.2" table:style-name="ce17">
            <text:p>261.135<text:s/></text:p>
          </table:table-cell>
          <table:table-cell office:value-type="float" office:value="236117.42" table:style-name="ce17">
            <text:p>236.1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353624.91" table:style-name="ce17">
            <text:p>21.353.6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157764.109999999" table:style-name="ce17">
            <text:p>26.157.764<text:s/></text:p>
          </table:table-cell>
          <table:table-cell office:value-type="float" office:value="384592986.76999998" table:style-name="ce17">
            <text:p>384.592.9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563938.8599999994" table:style-name="ce17">
            <text:p>8.563.939<text:s/></text:p>
          </table:table-cell>
          <table:table-cell office:value-type="float" office:value="16.53" table:style-name="ce17">
            <text:p>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266412.719999999" table:style-name="ce17">
            <text:p>23.266.413<text:s/></text:p>
          </table:table-cell>
          <table:table-cell office:value-type="float" office:value="723.03" table:style-name="ce17">
            <text:p>723<text:s/></text:p>
          </table:table-cell>
          <table:table-cell office:value-type="float" office:value="514894405.52999997" table:style-name="ce18">
            <text:p>514.894.4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59775.1200000001" table:style-name="ce17">
            <text:p>6.759.775<text:s/></text:p>
          </table:table-cell>
          <table:table-cell office:value-type="float" office:value="20688542.84" table:style-name="ce17">
            <text:p>20.688.543<text:s/></text:p>
          </table:table-cell>
          <table:table-cell office:value-type="float" office:value="21517769.649999999" table:style-name="ce17">
            <text:p>21.517.770<text:s/></text:p>
          </table:table-cell>
          <table:table-cell office:value-type="float" office:value="18707823.07" table:style-name="ce17">
            <text:p>18.707.823<text:s/></text:p>
          </table:table-cell>
          <table:table-cell office:value-type="float" office:value="54566950.090000004" table:style-name="ce17">
            <text:p>54.566.950<text:s/></text:p>
          </table:table-cell>
          <table:table-cell office:value-type="float" office:value="42752435.079999998" table:style-name="ce17">
            <text:p>42.752.435<text:s/></text:p>
          </table:table-cell>
          <table:table-cell office:value-type="float" office:value="1199658932.52" table:style-name="ce17">
            <text:p>1.199.658.933<text:s/></text:p>
          </table:table-cell>
          <table:table-cell office:value-type="float" office:value="27780922.510000002" table:style-name="ce17">
            <text:p>27.780.923<text:s/></text:p>
          </table:table-cell>
          <table:table-cell office:value-type="float" office:value="36419633.149999999" table:style-name="ce17">
            <text:p>36.419.633<text:s/></text:p>
          </table:table-cell>
          <table:table-cell office:value-type="float" office:value="23080804.920000002" table:style-name="ce17">
            <text:p>23.080.805<text:s/></text:p>
          </table:table-cell>
          <table:table-cell office:value-type="float" office:value="146642034.81" table:style-name="ce17">
            <text:p>146.642.035<text:s/></text:p>
          </table:table-cell>
          <table:table-cell office:value-type="float" office:value="20822010.32" table:style-name="ce17">
            <text:p>20.822.010<text:s/></text:p>
          </table:table-cell>
          <table:table-cell office:value-type="float" office:value="17038605.960000001" table:style-name="ce17">
            <text:p>17.038.606<text:s/></text:p>
          </table:table-cell>
          <table:table-cell office:value-type="float" office:value="38339414.009999998" table:style-name="ce17">
            <text:p>38.339.414<text:s/></text:p>
          </table:table-cell>
          <table:table-cell office:value-type="float" office:value="44220844.259999998" table:style-name="ce17">
            <text:p>44.220.844<text:s/></text:p>
          </table:table-cell>
          <table:table-cell office:value-type="float" office:value="71438678.049999997" table:style-name="ce17">
            <text:p>71.438.678<text:s/></text:p>
          </table:table-cell>
          <table:table-cell office:value-type="float" office:value="18464100.18" table:style-name="ce17">
            <text:p>18.464.100<text:s/></text:p>
          </table:table-cell>
          <table:table-cell office:value-type="float" office:value="63456186.920000002" table:style-name="ce17">
            <text:p>63.456.187<text:s/></text:p>
          </table:table-cell>
          <table:table-cell office:value-type="float" office:value="246957127.41999999" table:style-name="ce17">
            <text:p>246.957.127<text:s/></text:p>
          </table:table-cell>
          <table:table-cell office:value-type="float" office:value="34322217.390000001" table:style-name="ce17">
            <text:p>34.322.217<text:s/></text:p>
          </table:table-cell>
          <table:table-cell office:value-type="float" office:value="19521226.68" table:style-name="ce17">
            <text:p>19.521.227<text:s/></text:p>
          </table:table-cell>
          <table:table-cell office:value-type="float" office:value="13417599.390000001" table:style-name="ce17">
            <text:p>13.417.599<text:s/></text:p>
          </table:table-cell>
          <table:table-cell office:value-type="float" office:value="107383310.73999999" table:style-name="ce17">
            <text:p>107.383.311<text:s/></text:p>
          </table:table-cell>
          <table:table-cell office:value-type="float" office:value="49356354.229999997" table:style-name="ce17">
            <text:p>49.356.354<text:s/></text:p>
          </table:table-cell>
          <table:table-cell office:value-type="float" office:value="16043917.939999999" table:style-name="ce17">
            <text:p>16.043.918<text:s/></text:p>
          </table:table-cell>
          <table:table-cell office:value-type="float" office:value="125218524.87" table:style-name="ce17">
            <text:p>125.218.525<text:s/></text:p>
          </table:table-cell>
          <table:table-cell office:value-type="float" office:value="9015939.3599999994" table:style-name="ce17">
            <text:p>9.015.939<text:s/></text:p>
          </table:table-cell>
          <table:table-cell office:value-type="float" office:value="2493591681.4799995" table:style-name="ce18">
            <text:p>2.493.591.6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561217.54" table:style-name="ce17">
            <text:p>2.561.218<text:s/></text:p>
          </table:table-cell>
          <table:table-cell office:value-type="float" office:value="25782887.640000001" table:style-name="ce17">
            <text:p>25.782.888<text:s/></text:p>
          </table:table-cell>
          <table:table-cell office:value-type="float" office:value="32576290.579999998" table:style-name="ce17">
            <text:p>32.576.291<text:s/></text:p>
          </table:table-cell>
          <table:table-cell office:value-type="float" office:value="2788174.71" table:style-name="ce17">
            <text:p>2.788.175<text:s/></text:p>
          </table:table-cell>
          <table:table-cell office:value-type="float" office:value="68985374.960000008" table:style-name="ce17">
            <text:p>68.985.375<text:s/></text:p>
          </table:table-cell>
          <table:table-cell office:value-type="float" office:value="88412735.079999998" table:style-name="ce17">
            <text:p>88.412.735<text:s/></text:p>
          </table:table-cell>
          <table:table-cell office:value-type="float" office:value="532397376.70000005" table:style-name="ce17">
            <text:p>532.397.377<text:s/></text:p>
          </table:table-cell>
          <table:table-cell office:value-type="float" office:value="54227372.500000007" table:style-name="ce17">
            <text:p>54.227.373<text:s/></text:p>
          </table:table-cell>
          <table:table-cell office:value-type="float" office:value="136131270.36000001" table:style-name="ce17">
            <text:p>136.131.270<text:s/></text:p>
          </table:table-cell>
          <table:table-cell office:value-type="float" office:value="15386712.950000001" table:style-name="ce17">
            <text:p>15.386.713<text:s/></text:p>
          </table:table-cell>
          <table:table-cell office:value-type="float" office:value="133148012.36000001" table:style-name="ce17">
            <text:p>133.148.012<text:s/></text:p>
          </table:table-cell>
          <table:table-cell office:value-type="float" office:value="18625262.520000003" table:style-name="ce17">
            <text:p>18.625.263<text:s/></text:p>
          </table:table-cell>
          <table:table-cell office:value-type="float" office:value="27704772.150000002" table:style-name="ce17">
            <text:p>27.704.772<text:s/></text:p>
          </table:table-cell>
          <table:table-cell office:value-type="float" office:value="32102659.100000001" table:style-name="ce17">
            <text:p>32.102.659<text:s/></text:p>
          </table:table-cell>
          <table:table-cell office:value-type="float" office:value="16710426.329999998" table:style-name="ce17">
            <text:p>16.710.426<text:s/></text:p>
          </table:table-cell>
          <table:table-cell office:value-type="float" office:value="52281705.479999989" table:style-name="ce17">
            <text:p>52.281.705<text:s/></text:p>
          </table:table-cell>
          <table:table-cell office:value-type="float" office:value="11198357.739999998" table:style-name="ce17">
            <text:p>11.198.358<text:s/></text:p>
          </table:table-cell>
          <table:table-cell office:value-type="float" office:value="188057528.09" table:style-name="ce17">
            <text:p>188.057.528<text:s/></text:p>
          </table:table-cell>
          <table:table-cell office:value-type="float" office:value="679973501.13" table:style-name="ce17">
            <text:p>679.973.501<text:s/></text:p>
          </table:table-cell>
          <table:table-cell office:value-type="float" office:value="13196496.77" table:style-name="ce17">
            <text:p>13.196.497<text:s/></text:p>
          </table:table-cell>
          <table:table-cell office:value-type="float" office:value="9858295.0700000003" table:style-name="ce17">
            <text:p>9.858.295<text:s/></text:p>
          </table:table-cell>
          <table:table-cell office:value-type="float" office:value="2906118.76" table:style-name="ce17">
            <text:p>2.906.119<text:s/></text:p>
          </table:table-cell>
          <table:table-cell office:value-type="float" office:value="147342826.55000001" table:style-name="ce17">
            <text:p>147.342.827<text:s/></text:p>
          </table:table-cell>
          <table:table-cell office:value-type="float" office:value="166861836.47" table:style-name="ce17">
            <text:p>166.861.836<text:s/></text:p>
          </table:table-cell>
          <table:table-cell office:value-type="float" office:value="26495941.489999998" table:style-name="ce17">
            <text:p>26.495.941<text:s/></text:p>
          </table:table-cell>
          <table:table-cell office:value-type="float" office:value="1728888485.8499999" table:style-name="ce17">
            <text:p>1.728.888.486<text:s/></text:p>
          </table:table-cell>
          <table:table-cell office:value-type="float" office:value="4932786.2699999996" table:style-name="ce17">
            <text:p>4.932.786<text:s/></text:p>
          </table:table-cell>
          <table:table-cell office:value-type="float" office:value="4219534425.1499996" table:style-name="ce18">
            <text:p>4.219.534.42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7473616.649999999" table:style-name="ce21">
            <text:p>47.473.617<text:s/></text:p>
          </table:table-cell>
          <table:table-cell office:value-type="float" office:value="187599900.27000001" table:style-name="ce21">
            <text:p>187.599.900<text:s/></text:p>
          </table:table-cell>
          <table:table-cell office:value-type="float" office:value="842724567.76999998" table:style-name="ce21">
            <text:p>842.724.568<text:s/></text:p>
          </table:table-cell>
          <table:table-cell office:value-type="float" office:value="97531127.840000004" table:style-name="ce21">
            <text:p>97.531.128<text:s/></text:p>
          </table:table-cell>
          <table:table-cell office:value-type="float" office:value="1345969635.0100002" table:style-name="ce21">
            <text:p>1.345.969.635<text:s/></text:p>
          </table:table-cell>
          <table:table-cell office:value-type="float" office:value="912326567.93000007" table:style-name="ce21">
            <text:p>912.326.568<text:s/></text:p>
          </table:table-cell>
          <table:table-cell office:value-type="float" office:value="7588000547.1399994" table:style-name="ce21">
            <text:p>7.588.000.547<text:s/></text:p>
          </table:table-cell>
          <table:table-cell office:value-type="float" office:value="1000405408.9400001" table:style-name="ce21">
            <text:p>1.000.405.409<text:s/></text:p>
          </table:table-cell>
          <table:table-cell office:value-type="float" office:value="1085851901.1600001" table:style-name="ce21">
            <text:p>1.085.851.901<text:s/></text:p>
          </table:table-cell>
          <table:table-cell office:value-type="float" office:value="515122856.77000004" table:style-name="ce21">
            <text:p>515.122.857<text:s/></text:p>
          </table:table-cell>
          <table:table-cell office:value-type="float" office:value="3406350907.1300001" table:style-name="ce21">
            <text:p>3.406.350.907<text:s/></text:p>
          </table:table-cell>
          <table:table-cell office:value-type="float" office:value="410627110.63999999" table:style-name="ce21">
            <text:p>410.627.111<text:s/></text:p>
          </table:table-cell>
          <table:table-cell office:value-type="float" office:value="508416595.55999994" table:style-name="ce21">
            <text:p>508.416.596<text:s/></text:p>
          </table:table-cell>
          <table:table-cell office:value-type="float" office:value="470717319.35000002" table:style-name="ce21">
            <text:p>470.717.319<text:s/></text:p>
          </table:table-cell>
          <table:table-cell office:value-type="float" office:value="277222757.62" table:style-name="ce21">
            <text:p>277.222.758<text:s/></text:p>
          </table:table-cell>
          <table:table-cell office:value-type="float" office:value="1343301698.1800001" table:style-name="ce21">
            <text:p>1.343.301.698<text:s/></text:p>
          </table:table-cell>
          <table:table-cell office:value-type="float" office:value="184040542.91" table:style-name="ce21">
            <text:p>184.040.543<text:s/></text:p>
          </table:table-cell>
          <table:table-cell office:value-type="float" office:value="3384212646.3099999" table:style-name="ce21">
            <text:p>3.384.212.646<text:s/></text:p>
          </table:table-cell>
          <table:table-cell office:value-type="float" office:value="10940047175.960001" table:style-name="ce21">
            <text:p>10.940.047.176<text:s/></text:p>
          </table:table-cell>
          <table:table-cell office:value-type="float" office:value="238077981.25" table:style-name="ce21">
            <text:p>238.077.981<text:s/></text:p>
          </table:table-cell>
          <table:table-cell office:value-type="float" office:value="139195260.13" table:style-name="ce21">
            <text:p>139.195.260<text:s/></text:p>
          </table:table-cell>
          <table:table-cell office:value-type="float" office:value="58184186.18" table:style-name="ce21">
            <text:p>58.184.186<text:s/></text:p>
          </table:table-cell>
          <table:table-cell office:value-type="float" office:value="3419630888.3099999" table:style-name="ce21">
            <text:p>3.419.630.888<text:s/></text:p>
          </table:table-cell>
          <table:table-cell office:value-type="float" office:value="3016837913.23" table:style-name="ce21">
            <text:p>3.016.837.913<text:s/></text:p>
          </table:table-cell>
          <table:table-cell office:value-type="float" office:value="184009230.85000002" table:style-name="ce21">
            <text:p>184.009.231<text:s/></text:p>
          </table:table-cell>
          <table:table-cell office:value-type="float" office:value="29678183612.18" table:style-name="ce21">
            <text:p>29.678.183.612<text:s/></text:p>
          </table:table-cell>
          <table:table-cell office:value-type="float" office:value="104143415.31" table:style-name="ce21">
            <text:p>104.143.415<text:s/></text:p>
          </table:table-cell>
          <table:table-cell office:value-type="float" office:value="71386205370.579987" table:style-name="ce22">
            <text:p>71.386.205.37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58651076.010376751" table:style-name="ce25">
            <text:p>58.651.076<text:s/></text:p>
          </table:table-cell>
          <table:table-cell office:value-type="float" office:value="160306828.38224086" table:style-name="ce25">
            <text:p>160.306.828<text:s/></text:p>
          </table:table-cell>
          <table:table-cell office:value-type="float" office:value="242495467.12028351" table:style-name="ce25">
            <text:p>242.495.467<text:s/></text:p>
          </table:table-cell>
          <table:table-cell office:value-type="float" office:value="33230540.280576393" table:style-name="ce25">
            <text:p>33.230.540<text:s/></text:p>
          </table:table-cell>
          <table:table-cell office:value-type="float" office:value="937161811.10963464" table:style-name="ce25">
            <text:p>937.161.811<text:s/></text:p>
          </table:table-cell>
          <table:table-cell office:value-type="float" office:value="657259984.05319762" table:style-name="ce25">
            <text:p>657.259.984<text:s/></text:p>
          </table:table-cell>
          <table:table-cell office:value-type="float" office:value="1536456646.4729786" table:style-name="ce25">
            <text:p>1.536.456.646<text:s/></text:p>
          </table:table-cell>
          <table:table-cell office:value-type="float" office:value="450823782.19475812" table:style-name="ce25">
            <text:p>450.823.782<text:s/></text:p>
          </table:table-cell>
          <table:table-cell office:value-type="float" office:value="498986789.0863446" table:style-name="ce25">
            <text:p>498.986.789<text:s/></text:p>
          </table:table-cell>
          <table:table-cell office:value-type="float" office:value="221248178.66097677" table:style-name="ce25">
            <text:p>221.248.179<text:s/></text:p>
          </table:table-cell>
          <table:table-cell office:value-type="float" office:value="2619582390.7120924" table:style-name="ce25">
            <text:p>2.619.582.391<text:s/></text:p>
          </table:table-cell>
          <table:table-cell office:value-type="float" office:value="305685991.11025655" table:style-name="ce25">
            <text:p>305.685.991<text:s/></text:p>
          </table:table-cell>
          <table:table-cell office:value-type="float" office:value="388408059.24260211" table:style-name="ce25">
            <text:p>388.408.059<text:s/></text:p>
          </table:table-cell>
          <table:table-cell office:value-type="float" office:value="437191451.17083192" table:style-name="ce25">
            <text:p>437.191.451<text:s/></text:p>
          </table:table-cell>
          <table:table-cell office:value-type="float" office:value="232105819.23377764" table:style-name="ce25">
            <text:p>232.105.819<text:s/></text:p>
          </table:table-cell>
          <table:table-cell office:value-type="float" office:value="714622127.22318363" table:style-name="ce25">
            <text:p>714.622.127<text:s/></text:p>
          </table:table-cell>
          <table:table-cell office:value-type="float" office:value="167620394.13841677" table:style-name="ce25">
            <text:p>167.620.394<text:s/></text:p>
          </table:table-cell>
          <table:table-cell office:value-type="float" office:value="1913768074.6802378" table:style-name="ce25">
            <text:p>1.913.768.075<text:s/></text:p>
          </table:table-cell>
          <table:table-cell office:value-type="float" office:value="3368662209.457016" table:style-name="ce25">
            <text:p>3.368.662.209<text:s/></text:p>
          </table:table-cell>
          <table:table-cell office:value-type="float" office:value="225203775.23751834" table:style-name="ce25">
            <text:p>225.203.775<text:s/></text:p>
          </table:table-cell>
          <table:table-cell office:value-type="float" office:value="114895883.77270189" table:style-name="ce25">
            <text:p>114.895.884<text:s/></text:p>
          </table:table-cell>
          <table:table-cell office:value-type="float" office:value="41956880.949838288" table:style-name="ce25">
            <text:p>41.956.881<text:s/></text:p>
          </table:table-cell>
          <table:table-cell office:value-type="float" office:value="2032868037.8220572" table:style-name="ce25">
            <text:p>2.032.868.038<text:s/></text:p>
          </table:table-cell>
          <table:table-cell office:value-type="float" office:value="1355004586.0095623" table:style-name="ce25">
            <text:p>1.355.004.586<text:s/></text:p>
          </table:table-cell>
          <table:table-cell office:value-type="float" office:value="162564934.52817869" table:style-name="ce25">
            <text:p>162.564.935<text:s/></text:p>
          </table:table-cell>
          <table:table-cell office:value-type="float" office:value="13518209152.005264" table:style-name="ce25">
            <text:p>13.518.209.152<text:s/></text:p>
          </table:table-cell>
          <table:table-cell office:value-type="float" office:value="109274094.40509596" table:style-name="ce25">
            <text:p>109.274.094<text:s/></text:p>
          </table:table-cell>
          <table:table-cell office:value-type="float" office:value="32504244965.069996" table:style-name="ce26">
            <text:p>32.504.244.965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6124692.66037676" table:style-name="ce21">
            <text:p>106.124.693<text:s/></text:p>
          </table:table-cell>
          <table:table-cell office:value-type="float" office:value="347906728.65224087" table:style-name="ce21">
            <text:p>347.906.729<text:s/></text:p>
          </table:table-cell>
          <table:table-cell office:value-type="float" office:value="1085220034.8902836" table:style-name="ce21">
            <text:p>1.085.220.035<text:s/></text:p>
          </table:table-cell>
          <table:table-cell office:value-type="float" office:value="130761668.1205764" table:style-name="ce21">
            <text:p>130.761.668<text:s/></text:p>
          </table:table-cell>
          <table:table-cell office:value-type="float" office:value="2283131446.1196346" table:style-name="ce21">
            <text:p>2.283.131.446<text:s/></text:p>
          </table:table-cell>
          <table:table-cell office:value-type="float" office:value="1569586551.9831977" table:style-name="ce21">
            <text:p>1.569.586.552<text:s/></text:p>
          </table:table-cell>
          <table:table-cell office:value-type="float" office:value="9124457193.612978" table:style-name="ce21">
            <text:p>9.124.457.194<text:s/></text:p>
          </table:table-cell>
          <table:table-cell office:value-type="float" office:value="1451229191.1347582" table:style-name="ce21">
            <text:p>1.451.229.191<text:s/></text:p>
          </table:table-cell>
          <table:table-cell office:value-type="float" office:value="1584838690.2463446" table:style-name="ce21">
            <text:p>1.584.838.690<text:s/></text:p>
          </table:table-cell>
          <table:table-cell office:value-type="float" office:value="736371035.43097687" table:style-name="ce21">
            <text:p>736.371.035<text:s/></text:p>
          </table:table-cell>
          <table:table-cell office:value-type="float" office:value="6025933297.8420925" table:style-name="ce21">
            <text:p>6.025.933.298<text:s/></text:p>
          </table:table-cell>
          <table:table-cell office:value-type="float" office:value="716313101.75025654" table:style-name="ce21">
            <text:p>716.313.102<text:s/></text:p>
          </table:table-cell>
          <table:table-cell office:value-type="float" office:value="896824654.80260205" table:style-name="ce21">
            <text:p>896.824.655<text:s/></text:p>
          </table:table-cell>
          <table:table-cell office:value-type="float" office:value="907908770.52083194" table:style-name="ce21">
            <text:p>907.908.771<text:s/></text:p>
          </table:table-cell>
          <table:table-cell office:value-type="float" office:value="509328576.85377765" table:style-name="ce21">
            <text:p>509.328.577<text:s/></text:p>
          </table:table-cell>
          <table:table-cell office:value-type="float" office:value="2057923825.4031837" table:style-name="ce21">
            <text:p>2.057.923.825<text:s/></text:p>
          </table:table-cell>
          <table:table-cell office:value-type="float" office:value="351660937.04841673" table:style-name="ce21">
            <text:p>351.660.937<text:s/></text:p>
          </table:table-cell>
          <table:table-cell office:value-type="float" office:value="5297980720.9902382" table:style-name="ce21">
            <text:p>5.297.980.721<text:s/></text:p>
          </table:table-cell>
          <table:table-cell office:value-type="float" office:value="14308709385.417017" table:style-name="ce21">
            <text:p>14.308.709.385<text:s/></text:p>
          </table:table-cell>
          <table:table-cell office:value-type="float" office:value="463281756.48751831" table:style-name="ce21">
            <text:p>463.281.756<text:s/></text:p>
          </table:table-cell>
          <table:table-cell office:value-type="float" office:value="254091143.90270188" table:style-name="ce21">
            <text:p>254.091.144<text:s/></text:p>
          </table:table-cell>
          <table:table-cell office:value-type="float" office:value="100141067.12983829" table:style-name="ce21">
            <text:p>100.141.067<text:s/></text:p>
          </table:table-cell>
          <table:table-cell office:value-type="float" office:value="5452498926.1320572" table:style-name="ce21">
            <text:p>5.452.498.926<text:s/></text:p>
          </table:table-cell>
          <table:table-cell office:value-type="float" office:value="4371842499.239562" table:style-name="ce21">
            <text:p>4.371.842.499<text:s/></text:p>
          </table:table-cell>
          <table:table-cell office:value-type="float" office:value="346574165.37817872" table:style-name="ce21">
            <text:p>346.574.165<text:s/></text:p>
          </table:table-cell>
          <table:table-cell office:value-type="float" office:value="43196392764.185265" table:style-name="ce21">
            <text:p>43.196.392.764<text:s/></text:p>
          </table:table-cell>
          <table:table-cell office:value-type="float" office:value="213417509.71509597" table:style-name="ce21">
            <text:p>213.417.510<text:s/></text:p>
          </table:table-cell>
          <table:table-cell office:value-type="float" office:value="103890450335.64998" table:style-name="ce22">
            <text:p>103.890.450.33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1125338.0166290614" table:style-name="ce27">
            <text:p>1.125.338<text:s/></text:p>
          </table:table-cell>
          <table:table-cell office:value-type="float" office:value="3326114.7438035472" table:style-name="ce27">
            <text:p>3.326.115<text:s/></text:p>
          </table:table-cell>
          <table:table-cell office:value-type="float" office:value="5296316.5569636375" table:style-name="ce27">
            <text:p>5.296.317<text:s/></text:p>
          </table:table-cell>
          <table:table-cell office:value-type="float" office:value="703941.38113449351" table:style-name="ce27">
            <text:p>703.941<text:s/></text:p>
          </table:table-cell>
          <table:table-cell office:value-type="float" office:value="14164110.808699394" table:style-name="ce27">
            <text:p>14.164.111<text:s/></text:p>
          </table:table-cell>
          <table:table-cell office:value-type="float" office:value="17099802.344389431" table:style-name="ce27">
            <text:p>17.099.802<text:s/></text:p>
          </table:table-cell>
          <table:table-cell office:value-type="float" office:value="9213993.7282509953" table:style-name="ce27">
            <text:p>9.213.994<text:s/></text:p>
          </table:table-cell>
          <table:table-cell office:value-type="float" office:value="6022502.2732035238" table:style-name="ce27">
            <text:p>6.022.502<text:s/></text:p>
          </table:table-cell>
          <table:table-cell office:value-type="float" office:value="18806496.768718433" table:style-name="ce27">
            <text:p>18.806.497<text:s/></text:p>
          </table:table-cell>
          <table:table-cell office:value-type="float" office:value="3304456.9654331086" table:style-name="ce27">
            <text:p>3.304.457<text:s/></text:p>
          </table:table-cell>
          <table:table-cell office:value-type="float" office:value="43651217.897945516" table:style-name="ce27">
            <text:p>43.651.218<text:s/></text:p>
          </table:table-cell>
          <table:table-cell office:value-type="float" office:value="5292593.0563428076" table:style-name="ce27">
            <text:p>5.292.593<text:s/></text:p>
          </table:table-cell>
          <table:table-cell office:value-type="float" office:value="10927951.546186518" table:style-name="ce27">
            <text:p>10.927.952<text:s/></text:p>
          </table:table-cell>
          <table:table-cell office:value-type="float" office:value="7077046.1728598122" table:style-name="ce27">
            <text:p>7.077.046<text:s/></text:p>
          </table:table-cell>
          <table:table-cell office:value-type="float" office:value="3635013.3655367494" table:style-name="ce27">
            <text:p>3.635.013<text:s/></text:p>
          </table:table-cell>
          <table:table-cell office:value-type="float" office:value="12546728.251175735" table:style-name="ce27">
            <text:p>12.546.728<text:s/></text:p>
          </table:table-cell>
          <table:table-cell office:value-type="float" office:value="2494608.81133465" table:style-name="ce27">
            <text:p>2.494.609<text:s/></text:p>
          </table:table-cell>
          <table:table-cell office:value-type="float" office:value="30753598.355594333" table:style-name="ce27">
            <text:p>30.753.598<text:s/></text:p>
          </table:table-cell>
          <table:table-cell office:value-type="float" office:value="1293084948.6140409" table:style-name="ce27">
            <text:p>1.293.084.949<text:s/></text:p>
          </table:table-cell>
          <table:table-cell office:value-type="float" office:value="4235899.9878173294" table:style-name="ce27">
            <text:p>4.235.900<text:s/></text:p>
          </table:table-cell>
          <table:table-cell office:value-type="float" office:value="2238673.6491444479" table:style-name="ce27">
            <text:p>2.238.674<text:s/></text:p>
          </table:table-cell>
          <table:table-cell office:value-type="float" office:value="604974.98963298893" table:style-name="ce27">
            <text:p>604.975<text:s/></text:p>
          </table:table-cell>
          <table:table-cell office:value-type="float" office:value="24071847.967471138" table:style-name="ce27">
            <text:p>24.071.848<text:s/></text:p>
          </table:table-cell>
          <table:table-cell office:value-type="float" office:value="21724110.744602673" table:style-name="ce27">
            <text:p>21.724.111<text:s/></text:p>
          </table:table-cell>
          <table:table-cell office:value-type="float" office:value="4026683.8540726253" table:style-name="ce27">
            <text:p>4.026.684<text:s/></text:p>
          </table:table-cell>
          <table:table-cell office:value-type="float" office:value="157127586.10354683" table:style-name="ce27">
            <text:p>157.127.586<text:s/></text:p>
          </table:table-cell>
          <table:table-cell office:value-type="float" office:value="1861902.8954699496" table:style-name="ce27">
            <text:p>1.861.903<text:s/></text:p>
          </table:table-cell>
          <table:table-cell office:value-type="float" office:value="1704418459.8500001" table:style-name="ce28">
            <text:p>1.704.418.46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07250030.67700581" table:style-name="ce21">
            <text:p>107.250.031<text:s/></text:p>
          </table:table-cell>
          <table:table-cell office:value-type="float" office:value="351232843.39604443" table:style-name="ce21">
            <text:p>351.232.843<text:s/></text:p>
          </table:table-cell>
          <table:table-cell office:value-type="float" office:value="1090516351.4472473" table:style-name="ce21">
            <text:p>1.090.516.351<text:s/></text:p>
          </table:table-cell>
          <table:table-cell office:value-type="float" office:value="131465609.50171089" table:style-name="ce21">
            <text:p>131.465.610<text:s/></text:p>
          </table:table-cell>
          <table:table-cell office:value-type="float" office:value="2297295556.9283342" table:style-name="ce21">
            <text:p>2.297.295.557<text:s/></text:p>
          </table:table-cell>
          <table:table-cell office:value-type="float" office:value="1586686354.3275871" table:style-name="ce21">
            <text:p>1.586.686.354<text:s/></text:p>
          </table:table-cell>
          <table:table-cell office:value-type="float" office:value="9133671187.3412285" table:style-name="ce21">
            <text:p>9.133.671.187<text:s/></text:p>
          </table:table-cell>
          <table:table-cell office:value-type="float" office:value="1457251693.4079618" table:style-name="ce21">
            <text:p>1.457.251.693<text:s/></text:p>
          </table:table-cell>
          <table:table-cell office:value-type="float" office:value="1603645187.015063" table:style-name="ce21">
            <text:p>1.603.645.187<text:s/></text:p>
          </table:table-cell>
          <table:table-cell office:value-type="float" office:value="739675492.39640999" table:style-name="ce21">
            <text:p>739.675.492<text:s/></text:p>
          </table:table-cell>
          <table:table-cell office:value-type="float" office:value="6069584515.7400379" table:style-name="ce21">
            <text:p>6.069.584.516<text:s/></text:p>
          </table:table-cell>
          <table:table-cell office:value-type="float" office:value="721605694.80659938" table:style-name="ce21">
            <text:p>721.605.695<text:s/></text:p>
          </table:table-cell>
          <table:table-cell office:value-type="float" office:value="907752606.34878862" table:style-name="ce21">
            <text:p>907.752.606<text:s/></text:p>
          </table:table-cell>
          <table:table-cell office:value-type="float" office:value="914985816.69369173" table:style-name="ce21">
            <text:p>914.985.817<text:s/></text:p>
          </table:table-cell>
          <table:table-cell office:value-type="float" office:value="512963590.2193144" table:style-name="ce21">
            <text:p>512.963.590<text:s/></text:p>
          </table:table-cell>
          <table:table-cell office:value-type="float" office:value="2070470553.6543593" table:style-name="ce21">
            <text:p>2.070.470.554<text:s/></text:p>
          </table:table-cell>
          <table:table-cell office:value-type="float" office:value="354155545.8597514" table:style-name="ce21">
            <text:p>354.155.546<text:s/></text:p>
          </table:table-cell>
          <table:table-cell office:value-type="float" office:value="5328734319.3458328" table:style-name="ce21">
            <text:p>5.328.734.319<text:s/></text:p>
          </table:table-cell>
          <table:table-cell office:value-type="float" office:value="15601794334.031057" table:style-name="ce21">
            <text:p>15.601.794.334<text:s/></text:p>
          </table:table-cell>
          <table:table-cell office:value-type="float" office:value="467517656.47533566" table:style-name="ce21">
            <text:p>467.517.656<text:s/></text:p>
          </table:table-cell>
          <table:table-cell office:value-type="float" office:value="256329817.55184633" table:style-name="ce21">
            <text:p>256.329.818<text:s/></text:p>
          </table:table-cell>
          <table:table-cell office:value-type="float" office:value="100746042.11947128" table:style-name="ce21">
            <text:p>100.746.042<text:s/></text:p>
          </table:table-cell>
          <table:table-cell office:value-type="float" office:value="5476570774.0995283" table:style-name="ce21">
            <text:p>5.476.570.774<text:s/></text:p>
          </table:table-cell>
          <table:table-cell office:value-type="float" office:value="4393566609.9841642" table:style-name="ce21">
            <text:p>4.393.566.610<text:s/></text:p>
          </table:table-cell>
          <table:table-cell office:value-type="float" office:value="350600849.23225135" table:style-name="ce21">
            <text:p>350.600.849<text:s/></text:p>
          </table:table-cell>
          <table:table-cell office:value-type="float" office:value="43353520350.288811" table:style-name="ce21">
            <text:p>43.353.520.350<text:s/></text:p>
          </table:table-cell>
          <table:table-cell office:value-type="float" office:value="215279412.61056593" table:style-name="ce21">
            <text:p>215.279.413<text:s/></text:p>
          </table:table-cell>
          <table:table-cell office:value-type="float" office:value="105594868795.49998" table:style-name="ce22">
            <text:p>105.594.868.79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10-16T18:47:04Z</dc:date>
    <meta:print-date>2011-05-12T16:46:54Z</meta:print-date>
    <meta:editing-cycles>41</meta:editing-cycles>
    <meta:editing-duration>PT4293S</meta:editing-duration>
  </office:meta>
</office:document-meta>
</file>